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723cm" svg:height="17.239cm" svg:x="20.636cm" svg:y="0.185cm">
            <draw:object draw:notify-on-update-of-ranges="Sheet1.A2:Sheet1.A21 Sheet1.F1:Sheet1.F1 Sheet1.F2:Sheet1.F21 Sheet1.G1:Sheet1.G1 Sheet1.G2:Sheet1.G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our size</text:p>
          </table:table-cell>
          <table:table-cell office:value-type="string" calcext:value-type="string">
            <text:p>TreeRePair size</text:p>
          </table:table-cell>
          <table:table-cell office:value-type="string" calcext:value-type="string">
            <text:p>Ours w RePair</text:p>
          </table:table-cell>
          <table:table-cell office:value-type="string" calcext:value-type="string">
            <text:p>RePair size</text:p>
          </table:table-cell>
          <table:table-cell office:value-type="string" calcext:value-type="string">
            <text:p>File size ratio normal top tree <text:s/>vs TreeRePair</text:p>
          </table:table-cell>
          <table:table-cell office:value-type="string" calcext:value-type="string">
            <text:p>Ratio ours with horz RePair combining vs TRP</text:p>
          </table:table-cell>
          <table:table-cell office:value-type="string" calcext:value-type="string">
            <text:p>Ratio RePair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805" calcext:value-type="float">
            <text:p>805</text:p>
          </table:table-cell>
          <table:table-cell office:value-type="float" office:value="692" calcext:value-type="float">
            <text:p>692</text:p>
          </table:table-cell>
          <table:table-cell office:value-type="float" office:value="809" calcext:value-type="float">
            <text:p>809</text:p>
          </table:table-cell>
          <table:table-cell office:value-type="float" office:value="1327" calcext:value-type="float">
            <text:p>1327</text:p>
          </table:table-cell>
          <table:table-cell table:formula="of:=[.B2]/[.C2]" office:value-type="float" office:value="1.16329479768786" calcext:value-type="float">
            <text:p>1.1632947977</text:p>
          </table:table-cell>
          <table:table-cell table:formula="of:=[.D2]/[.C2]" office:value-type="float" office:value="1.16907514450867" calcext:value-type="float">
            <text:p>1.1690751445</text:p>
          </table:table-cell>
          <table:table-cell table:formula="of:=[.E2]/[.C2]" office:value-type="float" office:value="1.91763005780347" calcext:value-type="float">
            <text:p>1.9176300578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331631" calcext:value-type="float">
            <text:p>331631</text:p>
          </table:table-cell>
          <table:table-cell office:value-type="float" office:value="226429" calcext:value-type="float">
            <text:p>226429</text:p>
          </table:table-cell>
          <table:table-cell office:value-type="float" office:value="303016" calcext:value-type="float">
            <text:p>303016</text:p>
          </table:table-cell>
          <table:table-cell office:value-type="float" office:value="423423" calcext:value-type="float">
            <text:p>423423</text:p>
          </table:table-cell>
          <table:table-cell table:formula="of:=[.B3]/[.C3]" office:value-type="float" office:value="1.46461363164612" calcext:value-type="float">
            <text:p>1.4646136316</text:p>
          </table:table-cell>
          <table:table-cell table:formula="of:=[.D3]/[.C3]" office:value-type="float" office:value="1.33823847652023" calcext:value-type="float">
            <text:p>1.3382384765</text:p>
          </table:table-cell>
          <table:table-cell table:formula="of:=[.E3]/[.C3]" office:value-type="float" office:value="1.87000340062448" calcext:value-type="float">
            <text:p>1.8700034006</text:p>
          </table:table-cell>
        </table:table-row>
        <table:table-row table:style-name="ro1">
          <table:table-cell office:value-type="string" calcext:value-type="string">
            <text:p>d_dblp.xml</text:p>
          </table:table-cell>
          <table:table-cell office:value-type="float" office:value="1535301" calcext:value-type="float">
            <text:p>1535301</text:p>
          </table:table-cell>
          <table:table-cell office:value-type="float" office:value="1093533" calcext:value-type="float">
            <text:p>1093533</text:p>
          </table:table-cell>
          <table:table-cell office:value-type="float" office:value="1419971" calcext:value-type="float">
            <text:p>1419971</text:p>
          </table:table-cell>
          <table:table-cell office:value-type="float" office:value="2037878" calcext:value-type="float">
            <text:p>2037878</text:p>
          </table:table-cell>
          <table:table-cell table:formula="of:=[.B4]/[.C4]" office:value-type="float" office:value="1.40398232152116" calcext:value-type="float">
            <text:p>1.4039823215</text:p>
          </table:table-cell>
          <table:table-cell table:formula="of:=[.D4]/[.C4]" office:value-type="float" office:value="1.29851682573823" calcext:value-type="float">
            <text:p>1.2985168257</text:p>
          </table:table-cell>
          <table:table-cell table:formula="of:=[.E4]/[.C4]" office:value-type="float" office:value="1.86357247563631" calcext:value-type="float">
            <text:p>1.8635724756</text:p>
          </table:table-cell>
        </table:table-row>
        <table:table-row table:style-name="ro1">
          <table:table-cell office:value-type="string" calcext:value-type="string">
            <text:p>d_enwiki-l[...]s12.xml</text:p>
          </table:table-cell>
          <table:table-cell office:value-type="float" office:value="532011" calcext:value-type="float">
            <text:p>532011</text:p>
          </table:table-cell>
          <table:table-cell office:value-type="float" office:value="379410" calcext:value-type="float">
            <text:p>379410</text:p>
          </table:table-cell>
          <table:table-cell office:value-type="float" office:value="439159" calcext:value-type="float">
            <text:p>439159</text:p>
          </table:table-cell>
          <table:table-cell office:value-type="float" office:value="866161" calcext:value-type="float">
            <text:p>866161</text:p>
          </table:table-cell>
          <table:table-cell table:formula="of:=[.B5]/[.C5]" office:value-type="float" office:value="1.40220605677236" calcext:value-type="float">
            <text:p>1.4022060568</text:p>
          </table:table-cell>
          <table:table-cell table:formula="of:=[.D5]/[.C5]" office:value-type="float" office:value="1.15747871695527" calcext:value-type="float">
            <text:p>1.157478717</text:p>
          </table:table-cell>
          <table:table-cell table:formula="of:=[.E5]/[.C5]" office:value-type="float" office:value="2.28291557945231" calcext:value-type="float">
            <text:p>2.2829155795</text:p>
          </table:table-cell>
        </table:table-row>
        <table:table-row table:style-name="ro1">
          <table:table-cell office:value-type="string" calcext:value-type="string">
            <text:p>d_factor0.2.xml</text:p>
          </table:table-cell>
          <table:table-cell office:value-type="float" office:value="89782" calcext:value-type="float">
            <text:p>89782</text:p>
          </table:table-cell>
          <table:table-cell office:value-type="float" office:value="54907" calcext:value-type="float">
            <text:p>54907</text:p>
          </table:table-cell>
          <table:table-cell office:value-type="float" office:value="91556" calcext:value-type="float">
            <text:p>91556</text:p>
          </table:table-cell>
          <table:table-cell office:value-type="float" office:value="101571" calcext:value-type="float">
            <text:p>101571</text:p>
          </table:table-cell>
          <table:table-cell table:formula="of:=[.B6]/[.C6]" office:value-type="float" office:value="1.63516491522028" calcext:value-type="float">
            <text:p>1.6351649152</text:p>
          </table:table-cell>
          <table:table-cell table:formula="of:=[.D6]/[.C6]" office:value-type="float" office:value="1.6674740925565" calcext:value-type="float">
            <text:p>1.6674740926</text:p>
          </table:table-cell>
          <table:table-cell table:formula="of:=[.E6]/[.C6]" office:value-type="float" office:value="1.84987342233231" calcext:value-type="float">
            <text:p>1.8498734223</text:p>
          </table:table-cell>
        </table:table-row>
        <table:table-row table:style-name="ro1">
          <table:table-cell office:value-type="string" calcext:value-type="string">
            <text:p>d_factor12.xml</text:p>
          </table:table-cell>
          <table:table-cell office:value-type="float" office:value="2141888" calcext:value-type="float">
            <text:p>2141888</text:p>
          </table:table-cell>
          <table:table-cell office:value-type="float" office:value="705740" calcext:value-type="float">
            <text:p>705740</text:p>
          </table:table-cell>
          <table:table-cell office:value-type="float" office:value="1124573" calcext:value-type="float">
            <text:p>1124573</text:p>
          </table:table-cell>
          <table:table-cell office:value-type="float" office:value="3092194" calcext:value-type="float">
            <text:p>3092194</text:p>
          </table:table-cell>
          <table:table-cell table:formula="of:=[.B7]/[.C7]" office:value-type="float" office:value="3.03495338226542" calcext:value-type="float">
            <text:p>3.0349533823</text:p>
          </table:table-cell>
          <table:table-cell table:formula="of:=[.D7]/[.C7]" office:value-type="float" office:value="1.5934664323972" calcext:value-type="float">
            <text:p>1.5934664324</text:p>
          </table:table-cell>
          <table:table-cell table:formula="of:=[.E7]/[.C7]" office:value-type="float" office:value="4.38149176750645" calcext:value-type="float">
            <text:p>4.3814917675</text:p>
          </table:table-cell>
        </table:table-row>
        <table:table-row table:style-name="ro1">
          <table:table-cell office:value-type="string" calcext:value-type="string">
            <text:p>d_factor1.xml</text:p>
          </table:table-cell>
          <table:table-cell office:value-type="float" office:value="338667" calcext:value-type="float">
            <text:p>338667</text:p>
          </table:table-cell>
          <table:table-cell office:value-type="float" office:value="193997" calcext:value-type="float">
            <text:p>193997</text:p>
          </table:table-cell>
          <table:table-cell office:value-type="float" office:value="315416" calcext:value-type="float">
            <text:p>315416</text:p>
          </table:table-cell>
          <table:table-cell office:value-type="float" office:value="499683" calcext:value-type="float">
            <text:p>499683</text:p>
          </table:table-cell>
          <table:table-cell table:formula="of:=[.B8]/[.C8]" office:value-type="float" office:value="1.74573318144095" calcext:value-type="float">
            <text:p>1.7457331814</text:p>
          </table:table-cell>
          <table:table-cell table:formula="of:=[.D8]/[.C8]" office:value-type="float" office:value="1.62588081258989" calcext:value-type="float">
            <text:p>1.6258808126</text:p>
          </table:table-cell>
          <table:table-cell table:formula="of:=[.E8]/[.C8]" office:value-type="float" office:value="2.57572539781543" calcext:value-type="float">
            <text:p>2.5757253978</text:p>
          </table:table-cell>
        </table:table-row>
        <table:table-row table:style-name="ro1">
          <table:table-cell office:value-type="string" calcext:value-type="string">
            <text:p>d_factor2.xml</text:p>
          </table:table-cell>
          <table:table-cell office:value-type="float" office:value="579821" calcext:value-type="float">
            <text:p>579821</text:p>
          </table:table-cell>
          <table:table-cell office:value-type="float" office:value="311794" calcext:value-type="float">
            <text:p>311794</text:p>
          </table:table-cell>
          <table:table-cell office:value-type="float" office:value="496905" calcext:value-type="float">
            <text:p>496905</text:p>
          </table:table-cell>
          <table:table-cell office:value-type="float" office:value="898954" calcext:value-type="float">
            <text:p>898954</text:p>
          </table:table-cell>
          <table:table-cell table:formula="of:=[.B9]/[.C9]" office:value-type="float" office:value="1.8596284726454" calcext:value-type="float">
            <text:p>1.8596284726</text:p>
          </table:table-cell>
          <table:table-cell table:formula="of:=[.D9]/[.C9]" office:value-type="float" office:value="1.59369647908555" calcext:value-type="float">
            <text:p>1.5936964791</text:p>
          </table:table-cell>
          <table:table-cell table:formula="of:=[.E9]/[.C9]" office:value-type="float" office:value="2.88316644964303" calcext:value-type="float">
            <text:p>2.8831664496</text:p>
          </table:table-cell>
        </table:table-row>
        <table:table-row table:style-name="ro1">
          <table:table-cell office:value-type="string" calcext:value-type="string">
            <text:p>d_factor4.8.xml</text:p>
          </table:table-cell>
          <table:table-cell office:value-type="float" office:value="1114042" calcext:value-type="float">
            <text:p>1114042</text:p>
          </table:table-cell>
          <table:table-cell office:value-type="float" office:value="548853" calcext:value-type="float">
            <text:p>548853</text:p>
          </table:table-cell>
          <table:table-cell office:value-type="float" office:value="867705" calcext:value-type="float">
            <text:p>867705</text:p>
          </table:table-cell>
          <table:table-cell office:value-type="float" office:value="1587043" calcext:value-type="float">
            <text:p>1587043</text:p>
          </table:table-cell>
          <table:table-cell table:formula="of:=[.B10]/[.C10]" office:value-type="float" office:value="2.0297638894203" calcext:value-type="float">
            <text:p>2.0297638894</text:p>
          </table:table-cell>
          <table:table-cell table:formula="of:=[.D10]/[.C10]" office:value-type="float" office:value="1.58094243813917" calcext:value-type="float">
            <text:p>1.5809424381</text:p>
          </table:table-cell>
          <table:table-cell table:formula="of:=[.E10]/[.C10]" office:value-type="float" office:value="2.89156295037105" calcext:value-type="float">
            <text:p>2.8915629504</text:p>
          </table:table-cell>
        </table:table-row>
        <table:table-row table:style-name="ro1">
          <table:table-cell office:value-type="string" calcext:value-type="string">
            <text:p>d_factor4.xml</text:p>
          </table:table-cell>
          <table:table-cell office:value-type="float" office:value="977115" calcext:value-type="float">
            <text:p>977115</text:p>
          </table:table-cell>
          <table:table-cell office:value-type="float" office:value="490945" calcext:value-type="float">
            <text:p>490945</text:p>
          </table:table-cell>
          <table:table-cell office:value-type="float" office:value="786779" calcext:value-type="float">
            <text:p>786779</text:p>
          </table:table-cell>
          <table:table-cell office:value-type="float" office:value="1429871" calcext:value-type="float">
            <text:p>1429871</text:p>
          </table:table-cell>
          <table:table-cell table:formula="of:=[.B11]/[.C11]" office:value-type="float" office:value="1.99027385959731" calcext:value-type="float">
            <text:p>1.9902738596</text:p>
          </table:table-cell>
          <table:table-cell table:formula="of:=[.D11]/[.C11]" office:value-type="float" office:value="1.60258073714978" calcext:value-type="float">
            <text:p>1.6025807371</text:p>
          </table:table-cell>
          <table:table-cell table:formula="of:=[.E11]/[.C11]" office:value-type="float" office:value="2.91248714214423" calcext:value-type="float">
            <text:p>2.9124871421</text:p>
          </table:table-cell>
        </table:table-row>
        <table:table-row table:style-name="ro1">
          <table:table-cell office:value-type="string" calcext:value-type="string">
            <text:p>d_factor7.xml</text:p>
          </table:table-cell>
          <table:table-cell office:value-type="float" office:value="1475908" calcext:value-type="float">
            <text:p>1475908</text:p>
          </table:table-cell>
          <table:table-cell office:value-type="float" office:value="625094" calcext:value-type="float">
            <text:p>625094</text:p>
          </table:table-cell>
          <table:table-cell office:value-type="float" office:value="964222" calcext:value-type="float">
            <text:p>964222</text:p>
          </table:table-cell>
          <table:table-cell office:value-type="float" office:value="2248370" calcext:value-type="float">
            <text:p>2248370</text:p>
          </table:table-cell>
          <table:table-cell table:formula="of:=[.B12]/[.C12]" office:value-type="float" office:value="2.36109769090729" calcext:value-type="float">
            <text:p>2.3610976909</text:p>
          </table:table-cell>
          <table:table-cell table:formula="of:=[.D12]/[.C12]" office:value-type="float" office:value="1.54252320451004" calcext:value-type="float">
            <text:p>1.5425232045</text:p>
          </table:table-cell>
          <table:table-cell table:formula="of:=[.E12]/[.C12]" office:value-type="float" office:value="3.59685103360455" calcext:value-type="float">
            <text:p>3.5968510336</text:p>
          </table:table-cell>
        </table:table-row>
        <table:table-row table:style-name="ro1">
          <table:table-cell office:value-type="string" calcext:value-type="string">
            <text:p>d_proteins.xml</text:p>
          </table:table-cell>
          <table:table-cell office:value-type="float" office:value="948807" calcext:value-type="float">
            <text:p>948807</text:p>
          </table:table-cell>
          <table:table-cell office:value-type="float" office:value="614892" calcext:value-type="float">
            <text:p>614892</text:p>
          </table:table-cell>
          <table:table-cell office:value-type="float" office:value="917511" calcext:value-type="float">
            <text:p>917511</text:p>
          </table:table-cell>
          <table:table-cell office:value-type="float" office:value="1537250" calcext:value-type="float">
            <text:p>1537250</text:p>
          </table:table-cell>
          <table:table-cell table:formula="of:=[.B13]/[.C13]" office:value-type="float" office:value="1.54304658379032" calcext:value-type="float">
            <text:p>1.5430465838</text:p>
          </table:table-cell>
          <table:table-cell table:formula="of:=[.D13]/[.C13]" office:value-type="float" office:value="1.49214984094768" calcext:value-type="float">
            <text:p>1.4921498409</text:p>
          </table:table-cell>
          <table:table-cell table:formula="of:=[.E13]/[.C13]" office:value-type="float" office:value="2.50003252603709" calcext:value-type="float">
            <text:p>2.500032526</text:p>
          </table:table-cell>
        </table:table-row>
        <table:table-row table:style-name="ro1">
          <table:table-cell office:value-type="string" calcext:value-type="string">
            <text:p>d_treebank_e.xml</text:p>
          </table:table-cell>
          <table:table-cell office:value-type="float" office:value="1219423" calcext:value-type="float">
            <text:p>1219423</text:p>
          </table:table-cell>
          <table:table-cell office:value-type="float" office:value="830324" calcext:value-type="float">
            <text:p>830324</text:p>
          </table:table-cell>
          <table:table-cell office:value-type="float" office:value="1219745" calcext:value-type="float">
            <text:p>1219745</text:p>
          </table:table-cell>
          <table:table-cell office:value-type="float" office:value="1537334" calcext:value-type="float">
            <text:p>1537334</text:p>
          </table:table-cell>
          <table:table-cell table:formula="of:=[.B14]/[.C14]" office:value-type="float" office:value="1.46861104821732" calcext:value-type="float">
            <text:p>1.4686110482</text:p>
          </table:table-cell>
          <table:table-cell table:formula="of:=[.D14]/[.C14]" office:value-type="float" office:value="1.46899884864222" calcext:value-type="float">
            <text:p>1.4689988486</text:p>
          </table:table-cell>
          <table:table-cell table:formula="of:=[.E14]/[.C14]" office:value-type="float" office:value="1.8514868894552" calcext:value-type="float">
            <text:p>1.8514868895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5667" calcext:value-type="float">
            <text:p>5667</text:p>
          </table:table-cell>
          <table:table-cell office:value-type="float" office:value="3672" calcext:value-type="float">
            <text:p>3672</text:p>
          </table:table-cell>
          <table:table-cell office:value-type="float" office:value="6020" calcext:value-type="float">
            <text:p>6020</text:p>
          </table:table-cell>
          <table:table-cell office:value-type="float" office:value="8273" calcext:value-type="float">
            <text:p>8273</text:p>
          </table:table-cell>
          <table:table-cell table:formula="of:=[.B15]/[.C15]" office:value-type="float" office:value="1.54330065359477" calcext:value-type="float">
            <text:p>1.5433006536</text:p>
          </table:table-cell>
          <table:table-cell table:formula="of:=[.D15]/[.C15]" office:value-type="float" office:value="1.63943355119826" calcext:value-type="float">
            <text:p>1.6394335512</text:p>
          </table:table-cell>
          <table:table-cell table:formula="of:=[.E15]/[.C15]" office:value-type="float" office:value="2.25299564270153" calcext:value-type="float">
            <text:p>2.2529956427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30503" calcext:value-type="float">
            <text:p>30503</text:p>
          </table:table-cell>
          <table:table-cell office:value-type="float" office:value="20654" calcext:value-type="float">
            <text:p>20654</text:p>
          </table:table-cell>
          <table:table-cell office:value-type="float" office:value="27858" calcext:value-type="float">
            <text:p>27858</text:p>
          </table:table-cell>
          <table:table-cell office:value-type="float" office:value="50347" calcext:value-type="float">
            <text:p>50347</text:p>
          </table:table-cell>
          <table:table-cell table:formula="of:=[.B16]/[.C16]" office:value-type="float" office:value="1.4768567831897" calcext:value-type="float">
            <text:p>1.4768567832</text:p>
          </table:table-cell>
          <table:table-cell table:formula="of:=[.D16]/[.C16]" office:value-type="float" office:value="1.34879442238792" calcext:value-type="float">
            <text:p>1.3487944224</text:p>
          </table:table-cell>
          <table:table-cell table:formula="of:=[.E16]/[.C16]" office:value-type="float" office:value="2.43763919821826" calcext:value-type="float">
            <text:p>2.4376391982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18961" calcext:value-type="float">
            <text:p>18961</text:p>
          </table:table-cell>
          <table:table-cell office:value-type="float" office:value="11459" calcext:value-type="float">
            <text:p>11459</text:p>
          </table:table-cell>
          <table:table-cell office:value-type="float" office:value="20774" calcext:value-type="float">
            <text:p>20774</text:p>
          </table:table-cell>
          <table:table-cell office:value-type="float" office:value="29912" calcext:value-type="float">
            <text:p>29912</text:p>
          </table:table-cell>
          <table:table-cell table:formula="of:=[.B17]/[.C17]" office:value-type="float" office:value="1.65468190941618" calcext:value-type="float">
            <text:p>1.6546819094</text:p>
          </table:table-cell>
          <table:table-cell table:formula="of:=[.D17]/[.C17]" office:value-type="float" office:value="1.81289815865259" calcext:value-type="float">
            <text:p>1.8128981587</text:p>
          </table:table-cell>
          <table:table-cell table:formula="of:=[.E17]/[.C17]" office:value-type="float" office:value="2.61034994327603" calcext:value-type="float">
            <text:p>2.6103499433</text:p>
          </table:table-cell>
        </table:table-row>
        <table:table-row table:style-name="ro1">
          <table:table-cell office:value-type="string" calcext:value-type="string">
            <text:p>psd7003.xml</text:p>
          </table:table-cell>
          <table:table-cell office:value-type="float" office:value="948807" calcext:value-type="float">
            <text:p>948807</text:p>
          </table:table-cell>
          <table:table-cell office:value-type="float" office:value="614892" calcext:value-type="float">
            <text:p>614892</text:p>
          </table:table-cell>
          <table:table-cell office:value-type="float" office:value="917511" calcext:value-type="float">
            <text:p>917511</text:p>
          </table:table-cell>
          <table:table-cell office:value-type="float" office:value="1537249" calcext:value-type="float">
            <text:p>1537249</text:p>
          </table:table-cell>
          <table:table-cell table:formula="of:=[.B18]/[.C18]" office:value-type="float" office:value="1.54304658379032" calcext:value-type="float">
            <text:p>1.5430465838</text:p>
          </table:table-cell>
          <table:table-cell table:formula="of:=[.D18]/[.C18]" office:value-type="float" office:value="1.49214984094768" calcext:value-type="float">
            <text:p>1.4921498409</text:p>
          </table:table-cell>
          <table:table-cell table:formula="of:=[.E18]/[.C18]" office:value-type="float" office:value="2.50003089973524" calcext:value-type="float">
            <text:p>2.5000308997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630043" calcext:value-type="float">
            <text:p>630043</text:p>
          </table:table-cell>
          <table:table-cell office:value-type="float" office:value="395417" calcext:value-type="float">
            <text:p>395417</text:p>
          </table:table-cell>
          <table:table-cell office:value-type="float" office:value="651519" calcext:value-type="float">
            <text:p>651519</text:p>
          </table:table-cell>
          <table:table-cell office:value-type="float" office:value="699757" calcext:value-type="float">
            <text:p>699757</text:p>
          </table:table-cell>
          <table:table-cell table:formula="of:=[.B19]/[.C19]" office:value-type="float" office:value="1.59336346186431" calcext:value-type="float">
            <text:p>1.5933634619</text:p>
          </table:table-cell>
          <table:table-cell table:formula="of:=[.D19]/[.C19]" office:value-type="float" office:value="1.64767574484658" calcext:value-type="float">
            <text:p>1.6476757448</text:p>
          </table:table-cell>
          <table:table-cell table:formula="of:=[.E19]/[.C19]" office:value-type="float" office:value="1.7696684765703" calcext:value-type="float">
            <text:p>1.7696684766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2337" calcext:value-type="float">
            <text:p>2337</text:p>
          </table:table-cell>
          <table:table-cell office:value-type="float" office:value="1366" calcext:value-type="float">
            <text:p>1366</text:p>
          </table:table-cell>
          <table:table-cell office:value-type="float" office:value="2209" calcext:value-type="float">
            <text:p>2209</text:p>
          </table:table-cell>
          <table:table-cell office:value-type="float" office:value="3101" calcext:value-type="float">
            <text:p>3101</text:p>
          </table:table-cell>
          <table:table-cell table:formula="of:=[.B20]/[.C20]" office:value-type="float" office:value="1.7108345534407" calcext:value-type="float">
            <text:p>1.7108345534</text:p>
          </table:table-cell>
          <table:table-cell table:formula="of:=[.D20]/[.C20]" office:value-type="float" office:value="1.61713030746706" calcext:value-type="float">
            <text:p>1.6171303075</text:p>
          </table:table-cell>
          <table:table-cell table:formula="of:=[.E20]/[.C20]" office:value-type="float" office:value="2.2701317715959" calcext:value-type="float">
            <text:p>2.2701317716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116216" calcext:value-type="float">
            <text:p>116216</text:p>
          </table:table-cell>
          <table:table-cell office:value-type="float" office:value="75090" calcext:value-type="float">
            <text:p>75090</text:p>
          </table:table-cell>
          <table:table-cell office:value-type="float" office:value="96985" calcext:value-type="float">
            <text:p>96985</text:p>
          </table:table-cell>
          <table:table-cell office:value-type="float" office:value="171075" calcext:value-type="float">
            <text:p>171075</text:p>
          </table:table-cell>
          <table:table-cell table:formula="of:=[.B21]/[.C21]" office:value-type="float" office:value="1.54768943933946" calcext:value-type="float">
            <text:p>1.5476894393</text:p>
          </table:table-cell>
          <table:table-cell table:formula="of:=[.D21]/[.C21]" office:value-type="float" office:value="1.29158343321348" calcext:value-type="float">
            <text:p>1.2915834332</text:p>
          </table:table-cell>
          <table:table-cell table:formula="of:=[.E21]/[.C21]" office:value-type="float" office:value="2.27826608070316" calcext:value-type="float">
            <text:p>2.27826608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/o RP</text:p>
          </table:table-cell>
          <table:table-cell office:value-type="string" calcext:value-type="string">
            <text:p>w/RP</text:p>
          </table:table-cell>
          <table:table-cell office:value-type="string" calcext:value-type="string">
            <text:p>ReP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ratio</text:p>
          </table:table-cell>
          <table:table-cell table:formula="of:=AVERAGE([.F2:.F21])" office:value-type="float" office:value="1.70860716078838" calcext:value-type="float">
            <text:p>1.7086071608</text:p>
          </table:table-cell>
          <table:table-cell table:formula="of:=AVERAGE([.G2:.G21])" office:value-type="float" office:value="1.4990343754227" calcext:value-type="float">
            <text:p>1.4990343754</text:p>
          </table:table-cell>
          <table:table-cell table:formula="of:=AVERAGE([.H2:.H21])" office:value-type="float" office:value="2.47479405526132" calcext:value-type="float">
            <text:p>2.4747940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w/o factor12</text:p>
          </table:table-cell>
          <table:table-cell table:formula="of:=AVERAGE([.F2:.F6];[.F8:.F21])" office:value-type="float" office:value="1.63879946492116" calcext:value-type="float">
            <text:p>1.6387994649</text:p>
          </table:table-cell>
          <table:table-cell table:formula="of:=AVERAGE([.G2:.G6];[.G8:.G21])" office:value-type="float" office:value="1.49406426716088" calcext:value-type="float">
            <text:p>1.4940642672</text:p>
          </table:table-cell>
          <table:table-cell table:formula="of:=AVERAGE([.H2:.H6];[.H8:.H21])" office:value-type="float" office:value="2.37444154409052" calcext:value-type="float">
            <text:p>2.3744415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MEDIAN([.F2:.F21])" office:value-type="float" office:value="1.57052645060188" calcext:value-type="float">
            <text:p>1.5705264506</text:p>
          </table:table-cell>
          <table:table-cell table:formula="of:=MEDIAN([.G2:.G21])" office:value-type="float" office:value="1.56173282132461" calcext:value-type="float">
            <text:p>1.5617328213</text:p>
          </table:table-cell>
          <table:table-cell table:formula="of:=MEDIAN([.H2:.H21])" office:value-type="float" office:value="2.36027738883529" calcext:value-type="float">
            <text:p>2.3602773888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25.332cm" svg:height="17.159cm" svg:x="26.266cm" svg:y="0cm">
            <draw:object draw:notify-on-update-of-ranges="Sheet2.A2:Sheet2.A21 Sheet2.F1:Sheet2.F1 Sheet2.F2:Sheet2.F21 Sheet2.G1:Sheet2.G1 Sheet2.G2:Sheet2.G21 Sheet2.H1:Sheet2.H1 Sheet2.H2:Sheet2.H21 Sheet2.I1:Sheet2.I1 Sheet2.I2:Sheet2.I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ncompr succinct</text:p>
          </table:table-cell>
          <table:table-cell office:value-type="string" calcext:value-type="string">
            <text:p>ours w/o RePair</text:p>
          </table:table-cell>
          <table:table-cell office:value-type="string" calcext:value-type="string">
            <text:p>ours w RePair</text:p>
          </table:table-cell>
          <table:table-cell office:value-type="string" calcext:value-type="string">
            <text:p>RePair size</text:p>
          </table:table-cell>
          <table:table-cell office:value-type="string" calcext:value-type="string">
            <text:p>Ratio w/o RP</text:p>
          </table:table-cell>
          <table:table-cell office:value-type="string" calcext:value-type="string">
            <text:p>Ratio w RP</text:p>
          </table:table-cell>
          <table:table-cell office:value-type="string" calcext:value-type="string">
            <text:p>Ratio RePair</text:p>
          </table:table-cell>
          <table:table-cell office:value-type="string" calcext:value-type="string">
            <text:p>Ratio TreeRePair</text:p>
          </table:table-cell>
          <table:table-cell office:value-type="string" calcext:value-type="string">
            <text:p>RP / ours w RP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18426" calcext:value-type="float">
            <text:p>18426</text:p>
          </table:table-cell>
          <table:table-cell table:formula="of:=[$Sheet1.B2]" office:value-type="float" office:value="805" calcext:value-type="float">
            <text:p>805</text:p>
          </table:table-cell>
          <table:table-cell table:formula="of:=[$Sheet1.D2]" office:value-type="float" office:value="809" calcext:value-type="float">
            <text:p>809</text:p>
          </table:table-cell>
          <table:table-cell table:formula="of:=[$Sheet1.E2]" office:value-type="float" office:value="1327" calcext:value-type="float">
            <text:p>1327</text:p>
          </table:table-cell>
          <table:table-cell table:formula="of:=[.B2]/[.C2]" office:value-type="float" office:value="22.8894409937888" calcext:value-type="float">
            <text:p>22.8894409938</text:p>
          </table:table-cell>
          <table:table-cell table:formula="of:=[.B2]/[.D2]" office:value-type="float" office:value="22.7762669962917" calcext:value-type="float">
            <text:p>22.7762669963</text:p>
          </table:table-cell>
          <table:table-cell table:formula="of:=[.B2]/[.E2]" office:value-type="float" office:value="13.8854559155991" calcext:value-type="float">
            <text:p>13.8854559156</text:p>
          </table:table-cell>
          <table:table-cell table:formula="of:=[.B2]/[$Sheet1.C2]" office:value-type="float" office:value="26.6271676300578" calcext:value-type="float">
            <text:p>26.6271676301</text:p>
          </table:table-cell>
          <table:table-cell table:formula="of:=[.E2]/[.D2]" office:value-type="float" office:value="1.64029666254635" calcext:value-type="float">
            <text:p>1.6402966625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2165648" calcext:value-type="float">
            <text:p>2165648</text:p>
          </table:table-cell>
          <table:table-cell table:formula="of:=[$Sheet1.B3]" office:value-type="float" office:value="331631" calcext:value-type="float">
            <text:p>331631</text:p>
          </table:table-cell>
          <table:table-cell table:formula="of:=[$Sheet1.D3]" office:value-type="float" office:value="303016" calcext:value-type="float">
            <text:p>303016</text:p>
          </table:table-cell>
          <table:table-cell table:formula="of:=[$Sheet1.E3]" office:value-type="float" office:value="423423" calcext:value-type="float">
            <text:p>423423</text:p>
          </table:table-cell>
          <table:table-cell table:formula="of:=[.B3]/[.C3]" office:value-type="float" office:value="6.53029421254346" calcext:value-type="float">
            <text:p>6.5302942125</text:p>
          </table:table-cell>
          <table:table-cell table:formula="of:=[.B3]/[.D3]" office:value-type="float" office:value="7.1469757372548" calcext:value-type="float">
            <text:p>7.1469757373</text:p>
          </table:table-cell>
          <table:table-cell table:formula="of:=[.B3]/[.E3]" office:value-type="float" office:value="5.11462060398231" calcext:value-type="float">
            <text:p>5.114620604</text:p>
          </table:table-cell>
          <table:table-cell table:formula="of:=[.B3]/[$Sheet1.C3]" office:value-type="float" office:value="9.56435792235094" calcext:value-type="float">
            <text:p>9.5643579224</text:p>
          </table:table-cell>
          <table:table-cell table:formula="of:=[.E3]/[.D3]" office:value-type="float" office:value="1.39736185547958" calcext:value-type="float">
            <text:p>1.3973618555</text:p>
          </table:table-cell>
        </table:table-row>
        <table:table-row table:style-name="ro1">
          <table:table-cell office:value-type="string" calcext:value-type="string">
            <text:p>d_dblp.xml</text:p>
          </table:table-cell>
          <table:table-cell office:value-type="float" office:value="13740160" calcext:value-type="float">
            <text:p>13740160</text:p>
          </table:table-cell>
          <table:table-cell table:formula="of:=[$Sheet1.B4]" office:value-type="float" office:value="1535301" calcext:value-type="float">
            <text:p>1535301</text:p>
          </table:table-cell>
          <table:table-cell table:formula="of:=[$Sheet1.D4]" office:value-type="float" office:value="1419971" calcext:value-type="float">
            <text:p>1419971</text:p>
          </table:table-cell>
          <table:table-cell table:formula="of:=[$Sheet1.E4]" office:value-type="float" office:value="2037878" calcext:value-type="float">
            <text:p>2037878</text:p>
          </table:table-cell>
          <table:table-cell table:formula="of:=[.B4]/[.C4]" office:value-type="float" office:value="8.94948938351502" calcext:value-type="float">
            <text:p>8.9494893835</text:p>
          </table:table-cell>
          <table:table-cell table:formula="of:=[.B4]/[.D4]" office:value-type="float" office:value="9.67636663002273" calcext:value-type="float">
            <text:p>9.67636663</text:p>
          </table:table-cell>
          <table:table-cell table:formula="of:=[.B4]/[.E4]" office:value-type="float" office:value="6.74238595244661" calcext:value-type="float">
            <text:p>6.7423859524</text:p>
          </table:table-cell>
          <table:table-cell table:formula="of:=[.B4]/[$Sheet1.C4]" office:value-type="float" office:value="12.5649248810964" calcext:value-type="float">
            <text:p>12.5649248811</text:p>
          </table:table-cell>
          <table:table-cell table:formula="of:=[.E4]/[.D4]" office:value-type="float" office:value="1.43515466160929" calcext:value-type="float">
            <text:p>1.4351546616</text:p>
          </table:table-cell>
        </table:table-row>
        <table:table-row table:style-name="ro1">
          <table:table-cell office:value-type="string" calcext:value-type="string">
            <text:p>d_enwi[...]cles12.xml</text:p>
          </table:table-cell>
          <table:table-cell office:value-type="float" office:value="7901904" calcext:value-type="float">
            <text:p>7901904</text:p>
          </table:table-cell>
          <table:table-cell table:formula="of:=[$Sheet1.B5]" office:value-type="float" office:value="532011" calcext:value-type="float">
            <text:p>532011</text:p>
          </table:table-cell>
          <table:table-cell table:formula="of:=[$Sheet1.D5]" office:value-type="float" office:value="439159" calcext:value-type="float">
            <text:p>439159</text:p>
          </table:table-cell>
          <table:table-cell table:formula="of:=[$Sheet1.E5]" office:value-type="float" office:value="866161" calcext:value-type="float">
            <text:p>866161</text:p>
          </table:table-cell>
          <table:table-cell table:formula="of:=[.B5]/[.C5]" office:value-type="float" office:value="14.852895898769" calcext:value-type="float">
            <text:p>14.8528958988</text:p>
          </table:table-cell>
          <table:table-cell table:formula="of:=[.B5]/[.D5]" office:value-type="float" office:value="17.9932643985436" calcext:value-type="float">
            <text:p>17.9932643985</text:p>
          </table:table-cell>
          <table:table-cell table:formula="of:=[.B5]/[.E5]" office:value-type="float" office:value="9.12290440229934" calcext:value-type="float">
            <text:p>9.1229044023</text:p>
          </table:table-cell>
          <table:table-cell table:formula="of:=[.B5]/[$Sheet1.C5]" office:value-type="float" office:value="20.8268205898632" calcext:value-type="float">
            <text:p>20.8268205899</text:p>
          </table:table-cell>
          <table:table-cell table:formula="of:=[.E5]/[.D5]" office:value-type="float" office:value="1.97231754330436" calcext:value-type="float">
            <text:p>1.9723175433</text:p>
          </table:table-cell>
        </table:table-row>
        <table:table-row table:style-name="ro1">
          <table:table-cell office:value-type="string" calcext:value-type="string">
            <text:p>d_factor0.2.xml</text:p>
          </table:table-cell>
          <table:table-cell office:value-type="float" office:value="275763" calcext:value-type="float">
            <text:p>275763</text:p>
          </table:table-cell>
          <table:table-cell table:formula="of:=[$Sheet1.B6]" office:value-type="float" office:value="89782" calcext:value-type="float">
            <text:p>89782</text:p>
          </table:table-cell>
          <table:table-cell table:formula="of:=[$Sheet1.D6]" office:value-type="float" office:value="91556" calcext:value-type="float">
            <text:p>91556</text:p>
          </table:table-cell>
          <table:table-cell table:formula="of:=[$Sheet1.E6]" office:value-type="float" office:value="101571" calcext:value-type="float">
            <text:p>101571</text:p>
          </table:table-cell>
          <table:table-cell table:formula="of:=[.B6]/[.C6]" office:value-type="float" office:value="3.07147312378873" calcext:value-type="float">
            <text:p>3.0714731238</text:p>
          </table:table-cell>
          <table:table-cell table:formula="of:=[.B6]/[.D6]" office:value-type="float" office:value="3.01195989339858" calcext:value-type="float">
            <text:p>3.0119598934</text:p>
          </table:table-cell>
          <table:table-cell table:formula="of:=[.B6]/[.E6]" office:value-type="float" office:value="2.71497770032785" calcext:value-type="float">
            <text:p>2.7149777003</text:p>
          </table:table-cell>
          <table:table-cell table:formula="of:=[.B6]/[$Sheet1.C6]" office:value-type="float" office:value="5.02236509006138" calcext:value-type="float">
            <text:p>5.0223650901</text:p>
          </table:table-cell>
          <table:table-cell table:formula="of:=[.E6]/[.D6]" office:value-type="float" office:value="1.10938660491939" calcext:value-type="float">
            <text:p>1.1093866049</text:p>
          </table:table-cell>
        </table:table-row>
        <table:table-row table:style-name="ro1">
          <table:table-cell office:value-type="string" calcext:value-type="string">
            <text:p>d_factor12.xml</text:p>
          </table:table-cell>
          <table:table-cell office:value-type="float" office:value="16402888" calcext:value-type="float">
            <text:p>16402888</text:p>
          </table:table-cell>
          <table:table-cell table:formula="of:=[$Sheet1.B7]" office:value-type="float" office:value="2141888" calcext:value-type="float">
            <text:p>2141888</text:p>
          </table:table-cell>
          <table:table-cell table:formula="of:=[$Sheet1.D7]" office:value-type="float" office:value="1124573" calcext:value-type="float">
            <text:p>1124573</text:p>
          </table:table-cell>
          <table:table-cell table:formula="of:=[$Sheet1.E7]" office:value-type="float" office:value="3092194" calcext:value-type="float">
            <text:p>3092194</text:p>
          </table:table-cell>
          <table:table-cell table:formula="of:=[.B7]/[.C7]" office:value-type="float" office:value="7.65814459019332" calcext:value-type="float">
            <text:p>7.6581445902</text:p>
          </table:table-cell>
          <table:table-cell table:formula="of:=[.B7]/[.D7]" office:value-type="float" office:value="14.5858810410707" calcext:value-type="float">
            <text:p>14.5858810411</text:p>
          </table:table-cell>
          <table:table-cell table:formula="of:=[.B7]/[.E7]" office:value-type="float" office:value="5.30461154765839" calcext:value-type="float">
            <text:p>5.3046115477</text:p>
          </table:table-cell>
          <table:table-cell table:formula="of:=[.B7]/[$Sheet1.C7]" office:value-type="float" office:value="23.2421118258849" calcext:value-type="float">
            <text:p>23.2421118259</text:p>
          </table:table-cell>
          <table:table-cell table:formula="of:=[.E7]/[.D7]" office:value-type="float" office:value="2.74966053782191" calcext:value-type="float">
            <text:p>2.7496605378</text:p>
          </table:table-cell>
        </table:table-row>
        <table:table-row table:style-name="ro1">
          <table:table-cell office:value-type="string" calcext:value-type="string">
            <text:p>d_factor1.xml</text:p>
          </table:table-cell>
          <table:table-cell office:value-type="float" office:value="1363959" calcext:value-type="float">
            <text:p>1363959</text:p>
          </table:table-cell>
          <table:table-cell table:formula="of:=[$Sheet1.B8]" office:value-type="float" office:value="338667" calcext:value-type="float">
            <text:p>338667</text:p>
          </table:table-cell>
          <table:table-cell table:formula="of:=[$Sheet1.D8]" office:value-type="float" office:value="315416" calcext:value-type="float">
            <text:p>315416</text:p>
          </table:table-cell>
          <table:table-cell table:formula="of:=[$Sheet1.E8]" office:value-type="float" office:value="499683" calcext:value-type="float">
            <text:p>499683</text:p>
          </table:table-cell>
          <table:table-cell table:formula="of:=[.B8]/[.C8]" office:value-type="float" office:value="4.02743402811611" calcext:value-type="float">
            <text:p>4.0274340281</text:p>
          </table:table-cell>
          <table:table-cell table:formula="of:=[.B8]/[.D8]" office:value-type="float" office:value="4.32431772643113" calcext:value-type="float">
            <text:p>4.3243177264</text:p>
          </table:table-cell>
          <table:table-cell table:formula="of:=[.B8]/[.E8]" office:value-type="float" office:value="2.72964859721063" calcext:value-type="float">
            <text:p>2.7296485972</text:p>
          </table:table-cell>
          <table:table-cell table:formula="of:=[.B8]/[$Sheet1.C8]" office:value-type="float" office:value="7.03082521894669" calcext:value-type="float">
            <text:p>7.0308252189</text:p>
          </table:table-cell>
          <table:table-cell table:formula="of:=[.E8]/[.D8]" office:value-type="float" office:value="1.58420308418089" calcext:value-type="float">
            <text:p>1.5842030842</text:p>
          </table:table-cell>
        </table:table-row>
        <table:table-row table:style-name="ro1">
          <table:table-cell office:value-type="string" calcext:value-type="string">
            <text:p>d_factor2.xml</text:p>
          </table:table-cell>
          <table:table-cell office:value-type="float" office:value="2731422" calcext:value-type="float">
            <text:p>2731422</text:p>
          </table:table-cell>
          <table:table-cell table:formula="of:=[$Sheet1.B9]" office:value-type="float" office:value="579821" calcext:value-type="float">
            <text:p>579821</text:p>
          </table:table-cell>
          <table:table-cell table:formula="of:=[$Sheet1.D9]" office:value-type="float" office:value="496905" calcext:value-type="float">
            <text:p>496905</text:p>
          </table:table-cell>
          <table:table-cell table:formula="of:=[$Sheet1.E9]" office:value-type="float" office:value="898954" calcext:value-type="float">
            <text:p>898954</text:p>
          </table:table-cell>
          <table:table-cell table:formula="of:=[.B9]/[.C9]" office:value-type="float" office:value="4.71080212686329" calcext:value-type="float">
            <text:p>4.7108021269</text:p>
          </table:table-cell>
          <table:table-cell table:formula="of:=[.B9]/[.D9]" office:value-type="float" office:value="5.49686962296616" calcext:value-type="float">
            <text:p>5.496869623</text:p>
          </table:table-cell>
          <table:table-cell table:formula="of:=[.B9]/[.E9]" office:value-type="float" office:value="3.03844468126289" calcext:value-type="float">
            <text:p>3.0384446813</text:p>
          </table:table-cell>
          <table:table-cell table:formula="of:=[.B9]/[$Sheet1.C9]" office:value-type="float" office:value="8.76034176411349" calcext:value-type="float">
            <text:p>8.7603417641</text:p>
          </table:table-cell>
          <table:table-cell table:formula="of:=[.E9]/[.D9]" office:value-type="float" office:value="1.80910636842052" calcext:value-type="float">
            <text:p>1.8091063684</text:p>
          </table:table-cell>
        </table:table-row>
        <table:table-row table:style-name="ro1">
          <table:table-cell office:value-type="string" calcext:value-type="string">
            <text:p>d_factor4.8.xml</text:p>
          </table:table-cell>
          <table:table-cell office:value-type="float" office:value="6565499" calcext:value-type="float">
            <text:p>6565499</text:p>
          </table:table-cell>
          <table:table-cell table:formula="of:=[$Sheet1.B10]" office:value-type="float" office:value="1114042" calcext:value-type="float">
            <text:p>1114042</text:p>
          </table:table-cell>
          <table:table-cell table:formula="of:=[$Sheet1.D10]" office:value-type="float" office:value="867705" calcext:value-type="float">
            <text:p>867705</text:p>
          </table:table-cell>
          <table:table-cell table:formula="of:=[$Sheet1.E10]" office:value-type="float" office:value="1587043" calcext:value-type="float">
            <text:p>1587043</text:p>
          </table:table-cell>
          <table:table-cell table:formula="of:=[.B10]/[.C10]" office:value-type="float" office:value="5.89340348029967" calcext:value-type="float">
            <text:p>5.8934034803</text:p>
          </table:table-cell>
          <table:table-cell table:formula="of:=[.B10]/[.D10]" office:value-type="float" office:value="7.56651050760339" calcext:value-type="float">
            <text:p>7.5665105076</text:p>
          </table:table-cell>
          <table:table-cell table:formula="of:=[.B10]/[.E10]" office:value-type="float" office:value="4.13693831862149" calcext:value-type="float">
            <text:p>4.1369383186</text:p>
          </table:table-cell>
          <table:table-cell table:formula="of:=[.B10]/[$Sheet1.C10]" office:value-type="float" office:value="11.9622175700962" calcext:value-type="float">
            <text:p>11.9622175701</text:p>
          </table:table-cell>
          <table:table-cell table:formula="of:=[.E10]/[.D10]" office:value-type="float" office:value="1.82901216427242" calcext:value-type="float">
            <text:p>1.8290121643</text:p>
          </table:table-cell>
        </table:table-row>
        <table:table-row table:style-name="ro1">
          <table:table-cell office:value-type="string" calcext:value-type="string">
            <text:p>d_factor4.xml</text:p>
          </table:table-cell>
          <table:table-cell office:value-type="float" office:value="5473158" calcext:value-type="float">
            <text:p>5473158</text:p>
          </table:table-cell>
          <table:table-cell table:formula="of:=[$Sheet1.B11]" office:value-type="float" office:value="977115" calcext:value-type="float">
            <text:p>977115</text:p>
          </table:table-cell>
          <table:table-cell table:formula="of:=[$Sheet1.D11]" office:value-type="float" office:value="786779" calcext:value-type="float">
            <text:p>786779</text:p>
          </table:table-cell>
          <table:table-cell table:formula="of:=[$Sheet1.E11]" office:value-type="float" office:value="1429871" calcext:value-type="float">
            <text:p>1429871</text:p>
          </table:table-cell>
          <table:table-cell table:formula="of:=[.B11]/[.C11]" office:value-type="float" office:value="5.60134477517999" calcext:value-type="float">
            <text:p>5.6013447752</text:p>
          </table:table-cell>
          <table:table-cell table:formula="of:=[.B11]/[.D11]" office:value-type="float" office:value="6.95641088539476" calcext:value-type="float">
            <text:p>6.9564108854</text:p>
          </table:table-cell>
          <table:table-cell table:formula="of:=[.B11]/[.E11]" office:value-type="float" office:value="3.82772851536957" calcext:value-type="float">
            <text:p>3.8277285154</text:p>
          </table:table-cell>
          <table:table-cell table:formula="of:=[.B11]/[$Sheet1.C11]" office:value-type="float" office:value="11.1482100846327" calcext:value-type="float">
            <text:p>11.1482100846</text:p>
          </table:table-cell>
          <table:table-cell table:formula="of:=[.E11]/[.D11]" office:value-type="float" office:value="1.81737311239878" calcext:value-type="float">
            <text:p>1.8173731124</text:p>
          </table:table-cell>
        </table:table-row>
        <table:table-row table:style-name="ro1">
          <table:table-cell office:value-type="string" calcext:value-type="string">
            <text:p>d_factor7.xml</text:p>
          </table:table-cell>
          <table:table-cell office:value-type="float" office:value="9571503" calcext:value-type="float">
            <text:p>9571503</text:p>
          </table:table-cell>
          <table:table-cell table:formula="of:=[$Sheet1.B12]" office:value-type="float" office:value="1475908" calcext:value-type="float">
            <text:p>1475908</text:p>
          </table:table-cell>
          <table:table-cell table:formula="of:=[$Sheet1.D12]" office:value-type="float" office:value="964222" calcext:value-type="float">
            <text:p>964222</text:p>
          </table:table-cell>
          <table:table-cell table:formula="of:=[$Sheet1.E12]" office:value-type="float" office:value="2248370" calcext:value-type="float">
            <text:p>2248370</text:p>
          </table:table-cell>
          <table:table-cell table:formula="of:=[.B12]/[.C12]" office:value-type="float" office:value="6.48516235429309" calcext:value-type="float">
            <text:p>6.4851623543</text:p>
          </table:table-cell>
          <table:table-cell table:formula="of:=[.B12]/[.D12]" office:value-type="float" office:value="9.92665900591358" calcext:value-type="float">
            <text:p>9.9266590059</text:p>
          </table:table-cell>
          <table:table-cell table:formula="of:=[.B12]/[.E12]" office:value-type="float" office:value="4.25708535516841" calcext:value-type="float">
            <text:p>4.2570853552</text:p>
          </table:table-cell>
          <table:table-cell table:formula="of:=[.B12]/[$Sheet1.C12]" office:value-type="float" office:value="15.3121018598803" calcext:value-type="float">
            <text:p>15.3121018599</text:p>
          </table:table-cell>
          <table:table-cell table:formula="of:=[.E12]/[.D12]" office:value-type="float" office:value="2.33179703429293" calcext:value-type="float">
            <text:p>2.3317970343</text:p>
          </table:table-cell>
        </table:table-row>
        <table:table-row table:style-name="ro1">
          <table:table-cell office:value-type="string" calcext:value-type="string">
            <text:p>d_proteins.xml</text:p>
          </table:table-cell>
          <table:table-cell office:value-type="float" office:value="17315832" calcext:value-type="float">
            <text:p>17315832</text:p>
          </table:table-cell>
          <table:table-cell table:formula="of:=[$Sheet1.B13]" office:value-type="float" office:value="948807" calcext:value-type="float">
            <text:p>948807</text:p>
          </table:table-cell>
          <table:table-cell table:formula="of:=[$Sheet1.D13]" office:value-type="float" office:value="917511" calcext:value-type="float">
            <text:p>917511</text:p>
          </table:table-cell>
          <table:table-cell table:formula="of:=[$Sheet1.E13]" office:value-type="float" office:value="1537250" calcext:value-type="float">
            <text:p>1537250</text:p>
          </table:table-cell>
          <table:table-cell table:formula="of:=[.B13]/[.C13]" office:value-type="float" office:value="18.2501098748218" calcext:value-type="float">
            <text:p>18.2501098748</text:p>
          </table:table-cell>
          <table:table-cell table:formula="of:=[.B13]/[.D13]" office:value-type="float" office:value="18.872615151208" calcext:value-type="float">
            <text:p>18.8726151512</text:p>
          </table:table-cell>
          <table:table-cell table:formula="of:=[.B13]/[.E13]" office:value-type="float" office:value="11.264161327045" calcext:value-type="float">
            <text:p>11.264161327</text:p>
          </table:table-cell>
          <table:table-cell table:formula="of:=[.B13]/[$Sheet1.C13]" office:value-type="float" office:value="28.1607696961418" calcext:value-type="float">
            <text:p>28.1607696961</text:p>
          </table:table-cell>
          <table:table-cell table:formula="of:=[.E13]/[.D13]" office:value-type="float" office:value="1.67545675201714" calcext:value-type="float">
            <text:p>1.675456752</text:p>
          </table:table-cell>
        </table:table-row>
        <table:table-row table:style-name="ro1">
          <table:table-cell office:value-type="string" calcext:value-type="string">
            <text:p>d_treebank_e.xml</text:p>
          </table:table-cell>
          <table:table-cell office:value-type="float" office:value="2396061" calcext:value-type="float">
            <text:p>2396061</text:p>
          </table:table-cell>
          <table:table-cell table:formula="of:=[$Sheet1.B14]" office:value-type="float" office:value="1219423" calcext:value-type="float">
            <text:p>1219423</text:p>
          </table:table-cell>
          <table:table-cell table:formula="of:=[$Sheet1.D14]" office:value-type="float" office:value="1219745" calcext:value-type="float">
            <text:p>1219745</text:p>
          </table:table-cell>
          <table:table-cell table:formula="of:=[$Sheet1.E14]" office:value-type="float" office:value="1537334" calcext:value-type="float">
            <text:p>1537334</text:p>
          </table:table-cell>
          <table:table-cell table:formula="of:=[.B14]/[.C14]" office:value-type="float" office:value="1.96491373379049" calcext:value-type="float">
            <text:p>1.9649137338</text:p>
          </table:table-cell>
          <table:table-cell table:formula="of:=[.B14]/[.D14]" office:value-type="float" office:value="1.96439501699126" calcext:value-type="float">
            <text:p>1.964395017</text:p>
          </table:table-cell>
          <table:table-cell table:formula="of:=[.B14]/[.E14]" office:value-type="float" office:value="1.55858193469994" calcext:value-type="float">
            <text:p>1.5585819347</text:p>
          </table:table-cell>
          <table:table-cell table:formula="of:=[.B14]/[$Sheet1.C14]" office:value-type="float" office:value="2.88569401823866" calcext:value-type="float">
            <text:p>2.8856940182</text:p>
          </table:table-cell>
          <table:table-cell table:formula="of:=[.E14]/[.D14]" office:value-type="float" office:value="1.26037327474185" calcext:value-type="float">
            <text:p>1.2603732747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96159" calcext:value-type="float">
            <text:p>96159</text:p>
          </table:table-cell>
          <table:table-cell table:formula="of:=[$Sheet1.B15]" office:value-type="float" office:value="5667" calcext:value-type="float">
            <text:p>5667</text:p>
          </table:table-cell>
          <table:table-cell table:formula="of:=[$Sheet1.D15]" office:value-type="float" office:value="6020" calcext:value-type="float">
            <text:p>6020</text:p>
          </table:table-cell>
          <table:table-cell table:formula="of:=[$Sheet1.E15]" office:value-type="float" office:value="8273" calcext:value-type="float">
            <text:p>8273</text:p>
          </table:table-cell>
          <table:table-cell table:formula="of:=[.B15]/[.C15]" office:value-type="float" office:value="16.9682371625199" calcext:value-type="float">
            <text:p>16.9682371625</text:p>
          </table:table-cell>
          <table:table-cell table:formula="of:=[.B15]/[.D15]" office:value-type="float" office:value="15.9732558139535" calcext:value-type="float">
            <text:p>15.973255814</text:p>
          </table:table-cell>
          <table:table-cell table:formula="of:=[.B15]/[.E15]" office:value-type="float" office:value="11.6232322011362" calcext:value-type="float">
            <text:p>11.6232322011</text:p>
          </table:table-cell>
          <table:table-cell table:formula="of:=[.B15]/[$Sheet1.C15]" office:value-type="float" office:value="26.187091503268" calcext:value-type="float">
            <text:p>26.1870915033</text:p>
          </table:table-cell>
          <table:table-cell table:formula="of:=[.E15]/[.D15]" office:value-type="float" office:value="1.37425249169435" calcext:value-type="float">
            <text:p>1.3742524917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547594" calcext:value-type="float">
            <text:p>547594</text:p>
          </table:table-cell>
          <table:table-cell table:formula="of:=[$Sheet1.B16]" office:value-type="float" office:value="30503" calcext:value-type="float">
            <text:p>30503</text:p>
          </table:table-cell>
          <table:table-cell table:formula="of:=[$Sheet1.D16]" office:value-type="float" office:value="27858" calcext:value-type="float">
            <text:p>27858</text:p>
          </table:table-cell>
          <table:table-cell table:formula="of:=[$Sheet1.E16]" office:value-type="float" office:value="50347" calcext:value-type="float">
            <text:p>50347</text:p>
          </table:table-cell>
          <table:table-cell table:formula="of:=[.B16]/[.C16]" office:value-type="float" office:value="17.9521358554896" calcext:value-type="float">
            <text:p>17.9521358555</text:p>
          </table:table-cell>
          <table:table-cell table:formula="of:=[.B16]/[.D16]" office:value-type="float" office:value="19.6566156938761" calcext:value-type="float">
            <text:p>19.6566156939</text:p>
          </table:table-cell>
          <table:table-cell table:formula="of:=[.B16]/[.E16]" office:value-type="float" office:value="10.876397799273" calcext:value-type="float">
            <text:p>10.8763977993</text:p>
          </table:table-cell>
          <table:table-cell table:formula="of:=[.B16]/[$Sheet1.C16]" office:value-type="float" office:value="26.5127336109228" calcext:value-type="float">
            <text:p>26.5127336109</text:p>
          </table:table-cell>
          <table:table-cell table:formula="of:=[.E16]/[.D16]" office:value-type="float" office:value="1.80727259674061" calcext:value-type="float">
            <text:p>1.8072725967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721803" calcext:value-type="float">
            <text:p>721803</text:p>
          </table:table-cell>
          <table:table-cell table:formula="of:=[$Sheet1.B17]" office:value-type="float" office:value="18961" calcext:value-type="float">
            <text:p>18961</text:p>
          </table:table-cell>
          <table:table-cell table:formula="of:=[$Sheet1.D17]" office:value-type="float" office:value="20774" calcext:value-type="float">
            <text:p>20774</text:p>
          </table:table-cell>
          <table:table-cell table:formula="of:=[$Sheet1.E17]" office:value-type="float" office:value="29912" calcext:value-type="float">
            <text:p>29912</text:p>
          </table:table-cell>
          <table:table-cell table:formula="of:=[.B17]/[.C17]" office:value-type="float" office:value="38.0677706872" calcext:value-type="float">
            <text:p>38.0677706872</text:p>
          </table:table-cell>
          <table:table-cell table:formula="of:=[.B17]/[.D17]" office:value-type="float" office:value="34.7454991816694" calcext:value-type="float">
            <text:p>34.7454991817</text:p>
          </table:table-cell>
          <table:table-cell table:formula="of:=[.B17]/[.E17]" office:value-type="float" office:value="24.1308839261835" calcext:value-type="float">
            <text:p>24.1308839262</text:p>
          </table:table-cell>
          <table:table-cell table:formula="of:=[.B17]/[$Sheet1.C17]" office:value-type="float" office:value="62.9900514879134" calcext:value-type="float">
            <text:p>62.9900514879</text:p>
          </table:table-cell>
          <table:table-cell table:formula="of:=[.E17]/[.D17]" office:value-type="float" office:value="1.43987676903822" calcext:value-type="float">
            <text:p>1.439876769</text:p>
          </table:table-cell>
        </table:table-row>
        <table:table-row table:style-name="ro1">
          <table:table-cell office:value-type="string" calcext:value-type="string">
            <text:p>psd7003.xml</text:p>
          </table:table-cell>
          <table:table-cell office:value-type="float" office:value="17315832" calcext:value-type="float">
            <text:p>17315832</text:p>
          </table:table-cell>
          <table:table-cell table:formula="of:=[$Sheet1.B18]" office:value-type="float" office:value="948807" calcext:value-type="float">
            <text:p>948807</text:p>
          </table:table-cell>
          <table:table-cell table:formula="of:=[$Sheet1.D18]" office:value-type="float" office:value="917511" calcext:value-type="float">
            <text:p>917511</text:p>
          </table:table-cell>
          <table:table-cell table:formula="of:=[$Sheet1.E18]" office:value-type="float" office:value="1537249" calcext:value-type="float">
            <text:p>1537249</text:p>
          </table:table-cell>
          <table:table-cell table:formula="of:=[.B18]/[.C18]" office:value-type="float" office:value="18.2501098748218" calcext:value-type="float">
            <text:p>18.2501098748</text:p>
          </table:table-cell>
          <table:table-cell table:formula="of:=[.B18]/[.D18]" office:value-type="float" office:value="18.872615151208" calcext:value-type="float">
            <text:p>18.8726151512</text:p>
          </table:table-cell>
          <table:table-cell table:formula="of:=[.B18]/[.E18]" office:value-type="float" office:value="11.2641686545251" calcext:value-type="float">
            <text:p>11.2641686545</text:p>
          </table:table-cell>
          <table:table-cell table:formula="of:=[.B18]/[$Sheet1.C18]" office:value-type="float" office:value="28.1607696961418" calcext:value-type="float">
            <text:p>28.1607696961</text:p>
          </table:table-cell>
          <table:table-cell table:formula="of:=[.E18]/[.D18]" office:value-type="float" office:value="1.67545566211195" calcext:value-type="float">
            <text:p>1.6754556621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2343730" calcext:value-type="float">
            <text:p>2343730</text:p>
          </table:table-cell>
          <table:table-cell table:formula="of:=[$Sheet1.B19]" office:value-type="float" office:value="630043" calcext:value-type="float">
            <text:p>630043</text:p>
          </table:table-cell>
          <table:table-cell table:formula="of:=[$Sheet1.D19]" office:value-type="float" office:value="651519" calcext:value-type="float">
            <text:p>651519</text:p>
          </table:table-cell>
          <table:table-cell table:formula="of:=[$Sheet1.E19]" office:value-type="float" office:value="699757" calcext:value-type="float">
            <text:p>699757</text:p>
          </table:table-cell>
          <table:table-cell table:formula="of:=[.B19]/[.C19]" office:value-type="float" office:value="3.71995244769008" calcext:value-type="float">
            <text:p>3.7199524477</text:p>
          </table:table-cell>
          <table:table-cell table:formula="of:=[.B19]/[.D19]" office:value-type="float" office:value="3.59733177390068" calcext:value-type="float">
            <text:p>3.5973317739</text:p>
          </table:table-cell>
          <table:table-cell table:formula="of:=[.B19]/[.E19]" office:value-type="float" office:value="3.34934841666464" calcext:value-type="float">
            <text:p>3.3493484167</text:p>
          </table:table-cell>
          <table:table-cell table:formula="of:=[.B19]/[$Sheet1.C19]" office:value-type="float" office:value="5.92723631002208" calcext:value-type="float">
            <text:p>5.92723631</text:p>
          </table:table-cell>
          <table:table-cell table:formula="of:=[.E19]/[.D19]" office:value-type="float" office:value="1.07403928358191" calcext:value-type="float">
            <text:p>1.0740392836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37491" calcext:value-type="float">
            <text:p>37491</text:p>
          </table:table-cell>
          <table:table-cell table:formula="of:=[$Sheet1.B20]" office:value-type="float" office:value="2337" calcext:value-type="float">
            <text:p>2337</text:p>
          </table:table-cell>
          <table:table-cell table:formula="of:=[$Sheet1.D20]" office:value-type="float" office:value="2209" calcext:value-type="float">
            <text:p>2209</text:p>
          </table:table-cell>
          <table:table-cell table:formula="of:=[$Sheet1.E20]" office:value-type="float" office:value="3101" calcext:value-type="float">
            <text:p>3101</text:p>
          </table:table-cell>
          <table:table-cell table:formula="of:=[.B20]/[.C20]" office:value-type="float" office:value="16.0423620025674" calcext:value-type="float">
            <text:p>16.0423620026</text:p>
          </table:table-cell>
          <table:table-cell table:formula="of:=[.B20]/[.D20]" office:value-type="float" office:value="16.9719330013581" calcext:value-type="float">
            <text:p>16.9719330014</text:p>
          </table:table-cell>
          <table:table-cell table:formula="of:=[.B20]/[.E20]" office:value-type="float" office:value="12.0899709771042" calcext:value-type="float">
            <text:p>12.0899709771</text:p>
          </table:table-cell>
          <table:table-cell table:formula="of:=[.B20]/[$Sheet1.C20]" office:value-type="float" office:value="27.4458272327965" calcext:value-type="float">
            <text:p>27.4458272328</text:p>
          </table:table-cell>
          <table:table-cell table:formula="of:=[.E20]/[.D20]" office:value-type="float" office:value="1.40380262562245" calcext:value-type="float">
            <text:p>1.4038026256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1242418" calcext:value-type="float">
            <text:p>1242418</text:p>
          </table:table-cell>
          <table:table-cell table:formula="of:=[$Sheet1.B21]" office:value-type="float" office:value="116216" calcext:value-type="float">
            <text:p>116216</text:p>
          </table:table-cell>
          <table:table-cell table:formula="of:=[$Sheet1.D21]" office:value-type="float" office:value="96985" calcext:value-type="float">
            <text:p>96985</text:p>
          </table:table-cell>
          <table:table-cell table:formula="of:=[$Sheet1.E21]" office:value-type="float" office:value="171075" calcext:value-type="float">
            <text:p>171075</text:p>
          </table:table-cell>
          <table:table-cell table:formula="of:=[.B21]/[.C21]" office:value-type="float" office:value="10.6905933778481" calcext:value-type="float">
            <text:p>10.6905933778</text:p>
          </table:table-cell>
          <table:table-cell table:formula="of:=[.B21]/[.D21]" office:value-type="float" office:value="12.8104139815435" calcext:value-type="float">
            <text:p>12.8104139815</text:p>
          </table:table-cell>
          <table:table-cell table:formula="of:=[.B21]/[.E21]" office:value-type="float" office:value="7.26241706853719" calcext:value-type="float">
            <text:p>7.2624170685</text:p>
          </table:table-cell>
          <table:table-cell table:formula="of:=[.B21]/[$Sheet1.C21]" office:value-type="float" office:value="16.5457184711679" calcext:value-type="float">
            <text:p>16.5457184712</text:p>
          </table:table-cell>
          <table:table-cell table:formula="of:=[.E21]/[.D21]" office:value-type="float" office:value="1.76393256689179" calcext:value-type="float">
            <text:p>1.76393256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ithout RePair</text:p>
          </table:table-cell>
          <table:table-cell office:value-type="string" calcext:value-type="string">
            <text:p>with RePai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P / ours w 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 ratio</text:p>
          </table:table-cell>
          <table:table-cell table:formula="of:=AVERAGE([.F2:.F21])" office:value-type="float" office:value="11.628803499205" calcext:value-type="float">
            <text:p>11.6288034992</text:p>
          </table:table-cell>
          <table:table-cell table:formula="of:=AVERAGE([.G2:.G21])" office:value-type="float" office:value="12.64630786053" calcext:value-type="float">
            <text:p>12.6463078605</text:p>
          </table:table-cell>
          <table:table-cell table:formula="of:=AVERAGE([.H2:.H21])" office:value-type="float" office:value="7.71469819475577" calcext:value-type="float">
            <text:p>7.7146981948</text:p>
          </table:table-cell>
          <table:table-cell table:formula="of:=AVERAGE([.J2:.J21])" office:value-type="float" office:value="1.65750658258434" calcext:value-type="float">
            <text:p>1.6575065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MEDIAN([.F2:.F21])" office:value-type="float" office:value="8.30381698685418" calcext:value-type="float">
            <text:p>8.3038169869</text:p>
          </table:table-cell>
          <table:table-cell table:formula="of:=MEDIAN([.G2:.G21])" office:value-type="float" office:value="11.3685364937286" calcext:value-type="float">
            <text:p>11.3685364937</text:p>
          </table:table-cell>
          <table:table-cell table:formula="of:=MEDIAN([.H2:.H21])" office:value-type="float" office:value="6.0234987500525" calcext:value-type="float">
            <text:p>6.0234987501</text:p>
          </table:table-cell>
          <table:table-cell table:formula="of:=MEDIAN([.J2:.J21])" office:value-type="float" office:value="1.65787616232915" calcext:value-type="float">
            <text:p>1.6578761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 w/o treebank</text:p>
          </table:table-cell>
          <table:table-cell table:formula="of:=AVERAGE([.F2:.F13];[.F15:.F21])" office:value-type="float" office:value="12.1374292763321" calcext:value-type="float">
            <text:p>12.1374292763</text:p>
          </table:table-cell>
          <table:table-cell table:formula="of:=AVERAGE([.G2:.G13];[.G15:.G21])" office:value-type="float" office:value="13.2085137996636" calcext:value-type="float">
            <text:p>13.2085137997</text:p>
          </table:table-cell>
          <table:table-cell table:formula="of:=AVERAGE([.H2:.H13];[.H15:.H21])" office:value-type="float" office:value="8.03870431370608" calcext:value-type="float">
            <text:p>8.0387043137</text:p>
          </table:table-cell>
          <table:table-cell table:formula="of:=AVERAGE([.J2:.J13];[.J15:.J21])" office:value-type="float" office:value="1.67840833562868" calcext:value-type="float">
            <text:p>1.6784083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ratio</text:p>
          </table:table-cell>
          <table:table-cell table:formula="of:=MAX([.F2:.F21])" office:value-type="float" office:value="38.0677706872" calcext:value-type="float">
            <text:p>38.0677706872</text:p>
          </table:table-cell>
          <table:table-cell table:formula="of:=MAX([.G2:.G21])" office:value-type="float" office:value="34.7454991816694" calcext:value-type="float">
            <text:p>34.7454991817</text:p>
          </table:table-cell>
          <table:table-cell table:formula="of:=MAX([.H2:.H21])" office:value-type="float" office:value="24.1308839261835" calcext:value-type="float">
            <text:p>24.1308839262</text:p>
          </table:table-cell>
          <table:table-cell table:formula="of:=MAX([.J2:.J21])" office:value-type="float" office:value="2.74966053782191" calcext:value-type="float">
            <text:p>2.7496605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ratio</text:p>
          </table:table-cell>
          <table:table-cell table:formula="of:=MIN([.F2:.F21])" office:value-type="float" office:value="1.96491373379049" calcext:value-type="float">
            <text:p>1.9649137338</text:p>
          </table:table-cell>
          <table:table-cell table:formula="of:=MIN([.G2:.G21])" office:value-type="float" office:value="1.96439501699126" calcext:value-type="float">
            <text:p>1.964395017</text:p>
          </table:table-cell>
          <table:table-cell table:formula="of:=MIN([.H2:.H21])" office:value-type="float" office:value="1.55858193469994" calcext:value-type="float">
            <text:p>1.5585819347</text:p>
          </table:table-cell>
          <table:table-cell table:formula="of:=MIN([.J2:.J21])" office:value-type="float" office:value="1.07403928358191" calcext:value-type="float">
            <text:p>1.07403928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iberation Sans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10:42:38.019166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2T10:52:44.094150943</dc:date>
    <dc:creator>Lorenz </dc:creator>
    <meta:generator>LibreOffice/4.3.1.2$Linux_X86_64 LibreOffice_project/430m0$Build-2</meta:generator>
    <meta:editing-duration>PT1H43M52S</meta:editing-duration>
    <meta:editing-cycles>57</meta:editing-cycles>
    <meta:document-statistic meta:table-count="2" meta:cell-count="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3.2" chart:origin="0" chart:interval-major="0.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24cm" svg:height="17.24cm" xlink:href=".." xlink:type="simple" chart:class="chart:line" chart:style-name="ch1">
        <chart:legend chart:legend-position="top" svg:x="3.237cm" svg:y="0.185cm" style:legend-expansion="wide" chart:style-name="ch2"/>
        <chart:plot-area chart:style-name="ch3" table:cell-range-address="Sheet1.A2:Sheet1.A21 Sheet1.F1:Sheet1.H21" chart:data-source-has-labels="both" svg:x="0.514cm" svg:y="1.127cm" svg:width="24.696cm" svg:height="15.769cm">
          <chartooo:coordinate-region svg:x="1.241cm" svg:y="1.326cm" svg:width="23.771cm" svg:height="12.066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1" chart:label-cell-address="Sheet1.F1:Sheet1.F1" chart:class="chart:line">
            <chart:data-point chart:repeated="20"/>
          </chart:series>
          <chart:series chart:style-name="ch8" chart:values-cell-range-address="Sheet1.G2:Sheet1.G21" chart:label-cell-address="Sheet1.G1:Sheet1.G1" chart:class="chart:line">
            <chart:data-point chart:repeated="20"/>
          </chart:series>
          <chart:series chart:style-name="ch9" chart:values-cell-range-address="Sheet1.H2:Sheet1.H21" chart:label-cell-address="Sheet1.H1:Sheet1.H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 size ratio normal top tree  vs TreeRePair</text:p>
                <draw:g>
                  <svg:desc>Sheet1.F1:Sheet1.F1</svg:desc>
                </draw:g>
              </table:table-cell>
              <table:table-cell office:value-type="string">
                <text:p>Ratio ours with horz RePair combining vs TRP</text:p>
                <draw:g>
                  <svg:desc>Sheet1.G1:Sheet1.G1</svg:desc>
                </draw:g>
              </table:table-cell>
              <table:table-cell office:value-type="string">
                <text:p>Ratio RePai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xml</text:p>
                <draw:g>
                  <svg:desc>Sheet1.A2:Sheet1.A21</svg:desc>
                </draw:g>
              </table:table-cell>
              <table:table-cell office:value-type="float" office:value="1.16329479768786">
                <text:p>1.16329479768786</text:p>
                <draw:g>
                  <svg:desc>Sheet1.F2:Sheet1.F21</svg:desc>
                </draw:g>
              </table:table-cell>
              <table:table-cell office:value-type="float" office:value="1.16907514450867">
                <text:p>1.16907514450867</text:p>
                <draw:g>
                  <svg:desc>Sheet1.G2:Sheet1.G21</svg:desc>
                </draw:g>
              </table:table-cell>
              <table:table-cell office:value-type="float" office:value="1.91763005780347">
                <text:p>1.91763005780347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dblp.xml</text:p>
              </table:table-cell>
              <table:table-cell office:value-type="float" office:value="1.46461363164612">
                <text:p>1.46461363164612</text:p>
              </table:table-cell>
              <table:table-cell office:value-type="float" office:value="1.33823847652023">
                <text:p>1.33823847652023</text:p>
              </table:table-cell>
              <table:table-cell office:value-type="float" office:value="1.87000340062448">
                <text:p>1.87000340062448</text:p>
              </table:table-cell>
            </table:table-row>
            <table:table-row>
              <table:table-cell office:value-type="string">
                <text:p>d_dblp.xml</text:p>
              </table:table-cell>
              <table:table-cell office:value-type="float" office:value="1.40398232152116">
                <text:p>1.40398232152116</text:p>
              </table:table-cell>
              <table:table-cell office:value-type="float" office:value="1.29851682573823">
                <text:p>1.29851682573823</text:p>
              </table:table-cell>
              <table:table-cell office:value-type="float" office:value="1.86357247563631">
                <text:p>1.86357247563631</text:p>
              </table:table-cell>
            </table:table-row>
            <table:table-row>
              <table:table-cell office:value-type="string">
                <text:p>d_enwiki-l[...]s12.xml</text:p>
              </table:table-cell>
              <table:table-cell office:value-type="float" office:value="1.40220605677236">
                <text:p>1.40220605677236</text:p>
              </table:table-cell>
              <table:table-cell office:value-type="float" office:value="1.15747871695527">
                <text:p>1.15747871695527</text:p>
              </table:table-cell>
              <table:table-cell office:value-type="float" office:value="2.28291557945231">
                <text:p>2.28291557945231</text:p>
              </table:table-cell>
            </table:table-row>
            <table:table-row>
              <table:table-cell office:value-type="string">
                <text:p>d_factor0.2.xml</text:p>
              </table:table-cell>
              <table:table-cell office:value-type="float" office:value="1.63516491522028">
                <text:p>1.63516491522028</text:p>
              </table:table-cell>
              <table:table-cell office:value-type="float" office:value="1.6674740925565">
                <text:p>1.6674740925565</text:p>
              </table:table-cell>
              <table:table-cell office:value-type="float" office:value="1.84987342233231">
                <text:p>1.84987342233231</text:p>
              </table:table-cell>
            </table:table-row>
            <table:table-row>
              <table:table-cell office:value-type="string">
                <text:p>d_factor12.xml</text:p>
              </table:table-cell>
              <table:table-cell office:value-type="float" office:value="3.03495338226542">
                <text:p>3.03495338226542</text:p>
              </table:table-cell>
              <table:table-cell office:value-type="float" office:value="1.5934664323972">
                <text:p>1.5934664323972</text:p>
              </table:table-cell>
              <table:table-cell office:value-type="float" office:value="4.38149176750645">
                <text:p>4.38149176750645</text:p>
              </table:table-cell>
            </table:table-row>
            <table:table-row>
              <table:table-cell office:value-type="string">
                <text:p>d_factor1.xml</text:p>
              </table:table-cell>
              <table:table-cell office:value-type="float" office:value="1.74573318144095">
                <text:p>1.74573318144095</text:p>
              </table:table-cell>
              <table:table-cell office:value-type="float" office:value="1.62588081258989">
                <text:p>1.62588081258989</text:p>
              </table:table-cell>
              <table:table-cell office:value-type="float" office:value="2.57572539781543">
                <text:p>2.57572539781543</text:p>
              </table:table-cell>
            </table:table-row>
            <table:table-row>
              <table:table-cell office:value-type="string">
                <text:p>d_factor2.xml</text:p>
              </table:table-cell>
              <table:table-cell office:value-type="float" office:value="1.8596284726454">
                <text:p>1.8596284726454</text:p>
              </table:table-cell>
              <table:table-cell office:value-type="float" office:value="1.59369647908555">
                <text:p>1.59369647908555</text:p>
              </table:table-cell>
              <table:table-cell office:value-type="float" office:value="2.88316644964303">
                <text:p>2.88316644964303</text:p>
              </table:table-cell>
            </table:table-row>
            <table:table-row>
              <table:table-cell office:value-type="string">
                <text:p>d_factor4.8.xml</text:p>
              </table:table-cell>
              <table:table-cell office:value-type="float" office:value="2.0297638894203">
                <text:p>2.0297638894203</text:p>
              </table:table-cell>
              <table:table-cell office:value-type="float" office:value="1.58094243813917">
                <text:p>1.58094243813917</text:p>
              </table:table-cell>
              <table:table-cell office:value-type="float" office:value="2.89156295037105">
                <text:p>2.89156295037105</text:p>
              </table:table-cell>
            </table:table-row>
            <table:table-row>
              <table:table-cell office:value-type="string">
                <text:p>d_factor4.xml</text:p>
              </table:table-cell>
              <table:table-cell office:value-type="float" office:value="1.99027385959731">
                <text:p>1.99027385959731</text:p>
              </table:table-cell>
              <table:table-cell office:value-type="float" office:value="1.60258073714978">
                <text:p>1.60258073714978</text:p>
              </table:table-cell>
              <table:table-cell office:value-type="float" office:value="2.91248714214423">
                <text:p>2.91248714214423</text:p>
              </table:table-cell>
            </table:table-row>
            <table:table-row>
              <table:table-cell office:value-type="string">
                <text:p>d_factor7.xml</text:p>
              </table:table-cell>
              <table:table-cell office:value-type="float" office:value="2.36109769090729">
                <text:p>2.36109769090729</text:p>
              </table:table-cell>
              <table:table-cell office:value-type="float" office:value="1.54252320451004">
                <text:p>1.54252320451004</text:p>
              </table:table-cell>
              <table:table-cell office:value-type="float" office:value="3.59685103360455">
                <text:p>3.59685103360455</text:p>
              </table:table-cell>
            </table:table-row>
            <table:table-row>
              <table:table-cell office:value-type="string">
                <text:p>d_proteins.xml</text:p>
              </table:table-cell>
              <table:table-cell office:value-type="float" office:value="1.54304658379032">
                <text:p>1.54304658379032</text:p>
              </table:table-cell>
              <table:table-cell office:value-type="float" office:value="1.49214984094768">
                <text:p>1.49214984094768</text:p>
              </table:table-cell>
              <table:table-cell office:value-type="float" office:value="2.50003252603709">
                <text:p>2.50003252603709</text:p>
              </table:table-cell>
            </table:table-row>
            <table:table-row>
              <table:table-cell office:value-type="string">
                <text:p>d_treebank_e.xml</text:p>
              </table:table-cell>
              <table:table-cell office:value-type="float" office:value="1.46861104821732">
                <text:p>1.46861104821732</text:p>
              </table:table-cell>
              <table:table-cell office:value-type="float" office:value="1.46899884864222">
                <text:p>1.46899884864222</text:p>
              </table:table-cell>
              <table:table-cell office:value-type="float" office:value="1.8514868894552">
                <text:p>1.8514868894552</text:p>
              </table:table-cell>
            </table:table-row>
            <table:table-row>
              <table:table-cell office:value-type="string">
                <text:p>JST_gene.chr1.xml</text:p>
              </table:table-cell>
              <table:table-cell office:value-type="float" office:value="1.54330065359477">
                <text:p>1.54330065359477</text:p>
              </table:table-cell>
              <table:table-cell office:value-type="float" office:value="1.63943355119826">
                <text:p>1.63943355119826</text:p>
              </table:table-cell>
              <table:table-cell office:value-type="float" office:value="2.25299564270153">
                <text:p>2.25299564270153</text:p>
              </table:table-cell>
            </table:table-row>
            <table:table-row>
              <table:table-cell office:value-type="string">
                <text:p>JST_snp.chr1.xml</text:p>
              </table:table-cell>
              <table:table-cell office:value-type="float" office:value="1.4768567831897">
                <text:p>1.4768567831897</text:p>
              </table:table-cell>
              <table:table-cell office:value-type="float" office:value="1.34879442238792">
                <text:p>1.34879442238792</text:p>
              </table:table-cell>
              <table:table-cell office:value-type="float" office:value="2.43763919821826">
                <text:p>2.43763919821826</text:p>
              </table:table-cell>
            </table:table-row>
            <table:table-row>
              <table:table-cell office:value-type="string">
                <text:p>NCBI_gene.chr1.xml</text:p>
              </table:table-cell>
              <table:table-cell office:value-type="float" office:value="1.65468190941618">
                <text:p>1.65468190941618</text:p>
              </table:table-cell>
              <table:table-cell office:value-type="float" office:value="1.81289815865259">
                <text:p>1.81289815865259</text:p>
              </table:table-cell>
              <table:table-cell office:value-type="float" office:value="2.61034994327603">
                <text:p>2.61034994327603</text:p>
              </table:table-cell>
            </table:table-row>
            <table:table-row>
              <table:table-cell office:value-type="string">
                <text:p>psd7003.xml</text:p>
              </table:table-cell>
              <table:table-cell office:value-type="float" office:value="1.54304658379032">
                <text:p>1.54304658379032</text:p>
              </table:table-cell>
              <table:table-cell office:value-type="float" office:value="1.49214984094768">
                <text:p>1.49214984094768</text:p>
              </table:table-cell>
              <table:table-cell office:value-type="float" office:value="2.50003089973524">
                <text:p>2.50003089973524</text:p>
              </table:table-cell>
            </table:table-row>
            <table:table-row>
              <table:table-cell office:value-type="string">
                <text:p>SwissProt.xml</text:p>
              </table:table-cell>
              <table:table-cell office:value-type="float" office:value="1.59336346186431">
                <text:p>1.59336346186431</text:p>
              </table:table-cell>
              <table:table-cell office:value-type="float" office:value="1.64767574484658">
                <text:p>1.64767574484658</text:p>
              </table:table-cell>
              <table:table-cell office:value-type="float" office:value="1.7696684765703">
                <text:p>1.7696684765703</text:p>
              </table:table-cell>
            </table:table-row>
            <table:table-row>
              <table:table-cell office:value-type="string">
                <text:p>uwm.xml</text:p>
              </table:table-cell>
              <table:table-cell office:value-type="float" office:value="1.7108345534407">
                <text:p>1.7108345534407</text:p>
              </table:table-cell>
              <table:table-cell office:value-type="float" office:value="1.61713030746706">
                <text:p>1.61713030746706</text:p>
              </table:table-cell>
              <table:table-cell office:value-type="float" office:value="2.2701317715959">
                <text:p>2.2701317715959</text:p>
              </table:table-cell>
            </table:table-row>
            <table:table-row>
              <table:table-cell office:value-type="string">
                <text:p>wiki.xml</text:p>
              </table:table-cell>
              <table:table-cell office:value-type="float" office:value="1.54768943933946">
                <text:p>1.54768943933946</text:p>
              </table:table-cell>
              <table:table-cell office:value-type="float" office:value="1.29158343321348">
                <text:p>1.29158343321348</text:p>
              </table:table-cell>
              <table:table-cell office:value-type="float" office:value="2.27826608070316">
                <text:p>2.27826608070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33cm" svg:height="17.16cm" xlink:href=".." xlink:type="simple" chart:class="chart:line" chart:style-name="ch1">
        <chart:title svg:x="5.241cm" svg:y="0.479cm" chart:style-name="ch2">
          <text:p>Ratio of compressed file sizes vs succinct representation of input XML file</text:p>
        </chart:title>
        <chart:legend chart:legend-position="top" svg:x="6.284cm" svg:y="1.443cm" style:legend-expansion="wide" chart:style-name="ch3"/>
        <chart:plot-area chart:style-name="ch4" table:cell-range-address="Sheet2.A2:Sheet2.A21 Sheet2.F1:Sheet2.I21" chart:data-source-has-labels="both" svg:x="0.506cm" svg:y="2.384cm" svg:width="24.321cm" svg:height="14.433cm">
          <chartooo:coordinate-region svg:x="1.127cm" svg:y="2.583cm" svg:width="23.502cm" svg:height="10.73cm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F2:Sheet2.F21" chart:label-cell-address="Sheet2.F1:Sheet2.F1" chart:class="chart:line">
            <chart:data-point chart:repeated="20"/>
          </chart:series>
          <chart:series chart:style-name="ch9" chart:values-cell-range-address="Sheet2.G2:Sheet2.G21" chart:label-cell-address="Sheet2.G1:Sheet2.G1" chart:class="chart:line">
            <chart:data-point chart:repeated="20"/>
          </chart:series>
          <chart:series chart:style-name="ch10" chart:values-cell-range-address="Sheet2.H2:Sheet2.H21" chart:label-cell-address="Sheet2.H1:Sheet2.H1" chart:class="chart:line">
            <chart:data-point chart:repeated="20"/>
          </chart:series>
          <chart:series chart:style-name="ch11" chart:values-cell-range-address="Sheet2.I2:Sheet2.I21" chart:label-cell-address="Sheet2.I1:Sheet2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w/o RP</text:p>
                <draw:g>
                  <svg:desc>Sheet2.F1:Sheet2.F1</svg:desc>
                </draw:g>
              </table:table-cell>
              <table:table-cell office:value-type="string">
                <text:p>Ratio w RP</text:p>
                <draw:g>
                  <svg:desc>Sheet2.G1:Sheet2.G1</svg:desc>
                </draw:g>
              </table:table-cell>
              <table:table-cell office:value-type="string">
                <text:p>Ratio RePair</text:p>
                <draw:g>
                  <svg:desc>Sheet2.H1:Sheet2.H1</svg:desc>
                </draw:g>
              </table:table-cell>
              <table:table-cell office:value-type="string">
                <text:p>Ratio TreeRePair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xml</text:p>
                <draw:g>
                  <svg:desc>Sheet2.A2:Sheet2.A21</svg:desc>
                </draw:g>
              </table:table-cell>
              <table:table-cell office:value-type="float" office:value="22.8894409937888">
                <text:p>22.8894409937888</text:p>
                <draw:g>
                  <svg:desc>Sheet2.F2:Sheet2.F21</svg:desc>
                </draw:g>
              </table:table-cell>
              <table:table-cell office:value-type="float" office:value="22.7762669962917">
                <text:p>22.7762669962917</text:p>
                <draw:g>
                  <svg:desc>Sheet2.G2:Sheet2.G21</svg:desc>
                </draw:g>
              </table:table-cell>
              <table:table-cell office:value-type="float" office:value="13.8854559155991">
                <text:p>13.8854559155991</text:p>
                <draw:g>
                  <svg:desc>Sheet2.H2:Sheet2.H21</svg:desc>
                </draw:g>
              </table:table-cell>
              <table:table-cell office:value-type="float" office:value="26.6271676300578">
                <text:p>26.6271676300578</text:p>
                <draw:g>
                  <svg:desc>Sheet2.I2:Sheet2.I21</svg:desc>
                </draw:g>
              </table:table-cell>
            </table:table-row>
            <table:table-row>
              <table:table-cell office:value-type="string">
                <text:p>dblp.xml</text:p>
              </table:table-cell>
              <table:table-cell office:value-type="float" office:value="6.53029421254346">
                <text:p>6.53029421254346</text:p>
              </table:table-cell>
              <table:table-cell office:value-type="float" office:value="7.1469757372548">
                <text:p>7.1469757372548</text:p>
              </table:table-cell>
              <table:table-cell office:value-type="float" office:value="5.11462060398231">
                <text:p>5.11462060398231</text:p>
              </table:table-cell>
              <table:table-cell office:value-type="float" office:value="9.56435792235094">
                <text:p>9.56435792235094</text:p>
              </table:table-cell>
            </table:table-row>
            <table:table-row>
              <table:table-cell office:value-type="string">
                <text:p>d_dblp.xml</text:p>
              </table:table-cell>
              <table:table-cell office:value-type="float" office:value="8.94948938351502">
                <text:p>8.94948938351502</text:p>
              </table:table-cell>
              <table:table-cell office:value-type="float" office:value="9.67636663002273">
                <text:p>9.67636663002273</text:p>
              </table:table-cell>
              <table:table-cell office:value-type="float" office:value="6.74238595244661">
                <text:p>6.74238595244661</text:p>
              </table:table-cell>
              <table:table-cell office:value-type="float" office:value="12.5649248810964">
                <text:p>12.5649248810964</text:p>
              </table:table-cell>
            </table:table-row>
            <table:table-row>
              <table:table-cell office:value-type="string">
                <text:p>d_enwi[...]cles12.xml</text:p>
              </table:table-cell>
              <table:table-cell office:value-type="float" office:value="14.852895898769">
                <text:p>14.852895898769</text:p>
              </table:table-cell>
              <table:table-cell office:value-type="float" office:value="17.9932643985436">
                <text:p>17.9932643985436</text:p>
              </table:table-cell>
              <table:table-cell office:value-type="float" office:value="9.12290440229934">
                <text:p>9.12290440229934</text:p>
              </table:table-cell>
              <table:table-cell office:value-type="float" office:value="20.8268205898632">
                <text:p>20.8268205898632</text:p>
              </table:table-cell>
            </table:table-row>
            <table:table-row>
              <table:table-cell office:value-type="string">
                <text:p>d_factor0.2.xml</text:p>
              </table:table-cell>
              <table:table-cell office:value-type="float" office:value="3.07147312378873">
                <text:p>3.07147312378873</text:p>
              </table:table-cell>
              <table:table-cell office:value-type="float" office:value="3.01195989339858">
                <text:p>3.01195989339858</text:p>
              </table:table-cell>
              <table:table-cell office:value-type="float" office:value="2.71497770032785">
                <text:p>2.71497770032785</text:p>
              </table:table-cell>
              <table:table-cell office:value-type="float" office:value="5.02236509006138">
                <text:p>5.02236509006138</text:p>
              </table:table-cell>
            </table:table-row>
            <table:table-row>
              <table:table-cell office:value-type="string">
                <text:p>d_factor12.xml</text:p>
              </table:table-cell>
              <table:table-cell office:value-type="float" office:value="7.65814459019332">
                <text:p>7.65814459019332</text:p>
              </table:table-cell>
              <table:table-cell office:value-type="float" office:value="14.5858810410707">
                <text:p>14.5858810410707</text:p>
              </table:table-cell>
              <table:table-cell office:value-type="float" office:value="5.30461154765839">
                <text:p>5.30461154765839</text:p>
              </table:table-cell>
              <table:table-cell office:value-type="float" office:value="23.2421118258849">
                <text:p>23.2421118258849</text:p>
              </table:table-cell>
            </table:table-row>
            <table:table-row>
              <table:table-cell office:value-type="string">
                <text:p>d_factor1.xml</text:p>
              </table:table-cell>
              <table:table-cell office:value-type="float" office:value="4.02743402811611">
                <text:p>4.02743402811611</text:p>
              </table:table-cell>
              <table:table-cell office:value-type="float" office:value="4.32431772643113">
                <text:p>4.32431772643113</text:p>
              </table:table-cell>
              <table:table-cell office:value-type="float" office:value="2.72964859721063">
                <text:p>2.72964859721063</text:p>
              </table:table-cell>
              <table:table-cell office:value-type="float" office:value="7.03082521894669">
                <text:p>7.03082521894669</text:p>
              </table:table-cell>
            </table:table-row>
            <table:table-row>
              <table:table-cell office:value-type="string">
                <text:p>d_factor2.xml</text:p>
              </table:table-cell>
              <table:table-cell office:value-type="float" office:value="4.71080212686329">
                <text:p>4.71080212686329</text:p>
              </table:table-cell>
              <table:table-cell office:value-type="float" office:value="5.49686962296616">
                <text:p>5.49686962296616</text:p>
              </table:table-cell>
              <table:table-cell office:value-type="float" office:value="3.03844468126289">
                <text:p>3.03844468126289</text:p>
              </table:table-cell>
              <table:table-cell office:value-type="float" office:value="8.76034176411349">
                <text:p>8.76034176411349</text:p>
              </table:table-cell>
            </table:table-row>
            <table:table-row>
              <table:table-cell office:value-type="string">
                <text:p>d_factor4.8.xml</text:p>
              </table:table-cell>
              <table:table-cell office:value-type="float" office:value="5.89340348029967">
                <text:p>5.89340348029967</text:p>
              </table:table-cell>
              <table:table-cell office:value-type="float" office:value="7.56651050760339">
                <text:p>7.56651050760339</text:p>
              </table:table-cell>
              <table:table-cell office:value-type="float" office:value="4.13693831862149">
                <text:p>4.13693831862149</text:p>
              </table:table-cell>
              <table:table-cell office:value-type="float" office:value="11.9622175700962">
                <text:p>11.9622175700962</text:p>
              </table:table-cell>
            </table:table-row>
            <table:table-row>
              <table:table-cell office:value-type="string">
                <text:p>d_factor4.xml</text:p>
              </table:table-cell>
              <table:table-cell office:value-type="float" office:value="5.60134477517999">
                <text:p>5.60134477517999</text:p>
              </table:table-cell>
              <table:table-cell office:value-type="float" office:value="6.95641088539476">
                <text:p>6.95641088539476</text:p>
              </table:table-cell>
              <table:table-cell office:value-type="float" office:value="3.82772851536957">
                <text:p>3.82772851536957</text:p>
              </table:table-cell>
              <table:table-cell office:value-type="float" office:value="11.1482100846327">
                <text:p>11.1482100846327</text:p>
              </table:table-cell>
            </table:table-row>
            <table:table-row>
              <table:table-cell office:value-type="string">
                <text:p>d_factor7.xml</text:p>
              </table:table-cell>
              <table:table-cell office:value-type="float" office:value="6.48516235429309">
                <text:p>6.48516235429309</text:p>
              </table:table-cell>
              <table:table-cell office:value-type="float" office:value="9.92665900591358">
                <text:p>9.92665900591358</text:p>
              </table:table-cell>
              <table:table-cell office:value-type="float" office:value="4.25708535516841">
                <text:p>4.25708535516841</text:p>
              </table:table-cell>
              <table:table-cell office:value-type="float" office:value="15.3121018598803">
                <text:p>15.3121018598803</text:p>
              </table:table-cell>
            </table:table-row>
            <table:table-row>
              <table:table-cell office:value-type="string">
                <text:p>d_proteins.xml</text:p>
              </table:table-cell>
              <table:table-cell office:value-type="float" office:value="18.2501098748218">
                <text:p>18.2501098748218</text:p>
              </table:table-cell>
              <table:table-cell office:value-type="float" office:value="18.872615151208">
                <text:p>18.872615151208</text:p>
              </table:table-cell>
              <table:table-cell office:value-type="float" office:value="11.264161327045">
                <text:p>11.264161327045</text:p>
              </table:table-cell>
              <table:table-cell office:value-type="float" office:value="28.1607696961418">
                <text:p>28.1607696961418</text:p>
              </table:table-cell>
            </table:table-row>
            <table:table-row>
              <table:table-cell office:value-type="string">
                <text:p>d_treebank_e.xml</text:p>
              </table:table-cell>
              <table:table-cell office:value-type="float" office:value="1.96491373379049">
                <text:p>1.96491373379049</text:p>
              </table:table-cell>
              <table:table-cell office:value-type="float" office:value="1.96439501699126">
                <text:p>1.96439501699126</text:p>
              </table:table-cell>
              <table:table-cell office:value-type="float" office:value="1.55858193469994">
                <text:p>1.55858193469994</text:p>
              </table:table-cell>
              <table:table-cell office:value-type="float" office:value="2.88569401823866">
                <text:p>2.88569401823866</text:p>
              </table:table-cell>
            </table:table-row>
            <table:table-row>
              <table:table-cell office:value-type="string">
                <text:p>JST_gene.chr1.xml</text:p>
              </table:table-cell>
              <table:table-cell office:value-type="float" office:value="16.9682371625199">
                <text:p>16.9682371625199</text:p>
              </table:table-cell>
              <table:table-cell office:value-type="float" office:value="15.9732558139535">
                <text:p>15.9732558139535</text:p>
              </table:table-cell>
              <table:table-cell office:value-type="float" office:value="11.6232322011362">
                <text:p>11.6232322011362</text:p>
              </table:table-cell>
              <table:table-cell office:value-type="float" office:value="26.187091503268">
                <text:p>26.187091503268</text:p>
              </table:table-cell>
            </table:table-row>
            <table:table-row>
              <table:table-cell office:value-type="string">
                <text:p>JST_snp.chr1.xml</text:p>
              </table:table-cell>
              <table:table-cell office:value-type="float" office:value="17.9521358554896">
                <text:p>17.9521358554896</text:p>
              </table:table-cell>
              <table:table-cell office:value-type="float" office:value="19.6566156938761">
                <text:p>19.6566156938761</text:p>
              </table:table-cell>
              <table:table-cell office:value-type="float" office:value="10.876397799273">
                <text:p>10.876397799273</text:p>
              </table:table-cell>
              <table:table-cell office:value-type="float" office:value="26.5127336109228">
                <text:p>26.5127336109228</text:p>
              </table:table-cell>
            </table:table-row>
            <table:table-row>
              <table:table-cell office:value-type="string">
                <text:p>NCBI_gene.chr1.xml</text:p>
              </table:table-cell>
              <table:table-cell office:value-type="float" office:value="38.0677706872">
                <text:p>38.0677706872</text:p>
              </table:table-cell>
              <table:table-cell office:value-type="float" office:value="34.7454991816694">
                <text:p>34.7454991816694</text:p>
              </table:table-cell>
              <table:table-cell office:value-type="float" office:value="24.1308839261835">
                <text:p>24.1308839261835</text:p>
              </table:table-cell>
              <table:table-cell office:value-type="float" office:value="62.9900514879134">
                <text:p>62.9900514879134</text:p>
              </table:table-cell>
            </table:table-row>
            <table:table-row>
              <table:table-cell office:value-type="string">
                <text:p>psd7003.xml</text:p>
              </table:table-cell>
              <table:table-cell office:value-type="float" office:value="18.2501098748218">
                <text:p>18.2501098748218</text:p>
              </table:table-cell>
              <table:table-cell office:value-type="float" office:value="18.872615151208">
                <text:p>18.872615151208</text:p>
              </table:table-cell>
              <table:table-cell office:value-type="float" office:value="11.2641686545251">
                <text:p>11.2641686545251</text:p>
              </table:table-cell>
              <table:table-cell office:value-type="float" office:value="28.1607696961418">
                <text:p>28.1607696961418</text:p>
              </table:table-cell>
            </table:table-row>
            <table:table-row>
              <table:table-cell office:value-type="string">
                <text:p>SwissProt.xml</text:p>
              </table:table-cell>
              <table:table-cell office:value-type="float" office:value="3.71995244769008">
                <text:p>3.71995244769008</text:p>
              </table:table-cell>
              <table:table-cell office:value-type="float" office:value="3.59733177390068">
                <text:p>3.59733177390068</text:p>
              </table:table-cell>
              <table:table-cell office:value-type="float" office:value="3.34934841666464">
                <text:p>3.34934841666464</text:p>
              </table:table-cell>
              <table:table-cell office:value-type="float" office:value="5.92723631002208">
                <text:p>5.92723631002208</text:p>
              </table:table-cell>
            </table:table-row>
            <table:table-row>
              <table:table-cell office:value-type="string">
                <text:p>uwm.xml</text:p>
              </table:table-cell>
              <table:table-cell office:value-type="float" office:value="16.0423620025674">
                <text:p>16.0423620025674</text:p>
              </table:table-cell>
              <table:table-cell office:value-type="float" office:value="16.9719330013581">
                <text:p>16.9719330013581</text:p>
              </table:table-cell>
              <table:table-cell office:value-type="float" office:value="12.0899709771042">
                <text:p>12.0899709771042</text:p>
              </table:table-cell>
              <table:table-cell office:value-type="float" office:value="27.4458272327965">
                <text:p>27.4458272327965</text:p>
              </table:table-cell>
            </table:table-row>
            <table:table-row>
              <table:table-cell office:value-type="string">
                <text:p>wiki.xml</text:p>
              </table:table-cell>
              <table:table-cell office:value-type="float" office:value="10.6905933778481">
                <text:p>10.6905933778481</text:p>
              </table:table-cell>
              <table:table-cell office:value-type="float" office:value="12.8104139815435">
                <text:p>12.8104139815435</text:p>
              </table:table-cell>
              <table:table-cell office:value-type="float" office:value="7.26241706853719">
                <text:p>7.26241706853719</text:p>
              </table:table-cell>
              <table:table-cell office:value-type="float" office:value="16.5457184711679">
                <text:p>16.5457184711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